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7.24958333333333cm" style:use-optimal-column-width="true"/>
    </style:style>
    <style:style style:name="co3" style:family="table-column">
      <style:table-column-properties fo:break-before="auto" style:column-width="4.31270833333333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5.39875cm"/>
    </style:style>
    <style:style style:name="co8" style:family="table-column">
      <style:table-column-properties fo:break-before="auto" style:column-width="0.635cm" style:use-optimal-column-width="true"/>
    </style:style>
    <style:style style:name="co9" style:family="table-column">
      <style:table-column-properties fo:break-before="auto" style:column-width="9.36625cm" style:use-optimal-column-width="true"/>
    </style:style>
    <style:style style:name="co10" style:family="table-column">
      <style:table-column-properties fo:break-before="auto" style:column-width="1.87854166666667cm" style:use-optimal-column-width="true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3.88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16376" table:default-cell-style-name="ce1"/>
        <table:table-row table:style-name="ro1">
          <table:table-cell table:style-name="ce1">
            <table:cell-range-source table:name="data (45)" table:last-column-spanned="4" table:last-row-spanned="63" xlink:href="C:\Users\sabatst\Downloads\data (45)."/>
          </table:table-cell>
          <table:table-cell office:value-type="string" table:style-name="ce1">
            <text:p>CONTAINER TRAFFIC - TEU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2">
            <text:p>TEU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144626" table:style-name="ce2">
            <text:p>144626</text:p>
          </table:table-cell>
          <table:table-cell table:style-name="ce1"/>
          <table:table-cell office:value-type="string" office:string-value="121.4915,31.2246" table:formula="of:=VLOOKUP([.B3];['file:///C:/xampp/htdocs/GenoaPortStats/top61/portstat.ods'#TEUS.$B$4:.$H$64];7;FALSE)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144626}, 'geometry': { 'type': 'Point', 'coordinates': [121.4915,31.2246] }}" table:formula="of:=CONCATENATE(&quot;{'type': 'Feature', 'properties': {'name':'&quot;;[.B3];&quot;','quantity':&quot;;[.D3];&quot;}, 'geometry': { 'type': 'Point', 'coordinates': [&quot;;[.F3];&quot;] }}&quot;)" table:style-name="ce1">
            <text:p>{'type': 'Feature', 'properties': {'name':'Shanghai','quantity':144626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float" office:value="76493" table:style-name="ce2">
            <text:p>76493</text:p>
          </table:table-cell>
          <table:table-cell table:style-name="ce1"/>
          <table:table-cell office:value-type="string" office:string-value="103.85283,1.29063" table:formula="of:=VLOOKUP([.B4];['file:///C:/xampp/htdocs/GenoaPortStats/top61/portstat.ods'#TEUS.$B$4:.$H$64];7;FALSE)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76493}, 'geometry': { 'type': 'Point', 'coordinates': [103.85283,1.29063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Singapore','quantity':76493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float" office:value="62343" table:style-name="ce2">
            <text:p>62343</text:p>
          </table:table-cell>
          <table:table-cell table:style-name="ce1"/>
          <table:table-cell office:value-type="string" office:string-value="114.1229,22.3434" table:formula="of:=VLOOKUP([.B5];['file:///C:/xampp/htdocs/GenoaPortStats/top61/portstat.ods'#TEUS.$B$4:.$H$64];7;FALSE)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2343}, 'geometry': { 'type': 'Point', 'coordinates': [114.1229,22.3434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Hong Kong','quantity':62343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float" office:value="51713" table:style-name="ce2">
            <text:p>51713</text:p>
          </table:table-cell>
          <table:table-cell table:style-name="ce1"/>
          <table:table-cell office:value-type="string" office:string-value="121.54988,29.87203" table:formula="of:=VLOOKUP([.B6];['file:///C:/xampp/htdocs/GenoaPortStats/top61/portstat.ods'#TEUS.$B$4:.$H$64];7;FALSE)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51713}, 'geometry': { 'type': 'Point', 'coordinates': [121.54988,29.87203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Ningbo','quantity':51713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44884" table:style-name="ce2">
            <text:p>44884</text:p>
          </table:table-cell>
          <table:table-cell table:style-name="ce1"/>
          <table:table-cell office:value-type="string" office:string-value="9.0960,39.2204" table:formula="of:=VLOOKUP([.B7];['file:///C:/xampp/htdocs/GenoaPortStats/top61/portstat.ods'#TEUS.$B$4:.$H$64];7;FALSE)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44884}, 'geometry': { 'type': 'Point', 'coordinates': [9.0960,39.2204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Cagliari','quantity':44884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float" office:value="41822" table:style-name="ce2">
            <text:p>41822</text:p>
          </table:table-cell>
          <table:table-cell table:style-name="ce1"/>
          <table:table-cell office:value-type="string" office:string-value="-73.9796,40.6979" table:formula="of:=VLOOKUP([.B8];['file:///C:/xampp/htdocs/GenoaPortStats/top61/portstat.ods'#TEUS.$B$4:.$H$64];7;FALSE)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41822}, 'geometry': { 'type': 'Point', 'coordinates': [-73.9796,40.6979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New York','quantity':41822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float" office:value="41445" table:style-name="ce2">
            <text:p>41445</text:p>
          </table:table-cell>
          <table:table-cell table:style-name="ce1"/>
          <table:table-cell office:value-type="string" office:string-value="39.16404,21.58222" table:formula="of:=VLOOKUP([.B9];['file:///C:/xampp/htdocs/GenoaPortStats/top61/portstat.ods'#TEUS.$B$4:.$H$64];7;FALSE)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41445}, 'geometry': { 'type': 'Point', 'coordinates': [39.16404,21.58222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Jeddah','quantity':41445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usan</text:p>
          </table:table-cell>
          <table:table-cell office:value-type="string" table:style-name="ce1">
            <text:p>South Korea</text:p>
          </table:table-cell>
          <table:table-cell office:value-type="float" office:value="39444" table:style-name="ce2">
            <text:p>39444</text:p>
          </table:table-cell>
          <table:table-cell table:style-name="ce1"/>
          <table:table-cell office:value-type="string" table:style-name="ce1">
            <text:p>129.0752365,35.179978</text:p>
          </table:table-cell>
          <table:table-cell table:style-name="ce1"/>
          <table:table-cell office:value-type="string" office:string-value="{'type': 'Feature', 'properties': {'name':'Pusan','quantity':39444}, 'geometry': { 'type': 'Point', 'coordinates': [129.0752365,35.179978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Pusan','quantity':39444}, 'geometry': { 'type': 'Point', 'coordinates': [129.0752365,35.179978] }}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float" office:value="32426" table:style-name="ce2">
            <text:p>32426</text:p>
          </table:table-cell>
          <table:table-cell table:style-name="ce1"/>
          <table:table-cell office:value-type="string" office:string-value="29.8944,31.1990" table:formula="of:=VLOOKUP([.B11];['file:///C:/xampp/htdocs/GenoaPortStats/top61/portstat.ods'#TEUS.$B$4:.$H$64];7;FALSE)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32426}, 'geometry': { 'type': 'Point', 'coordinates': [29.8944,31.1990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Alexandria','quantity':32426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float" office:value="31964" table:style-name="ce2">
            <text:p>31964</text:p>
          </table:table-cell>
          <table:table-cell table:style-name="ce1"/>
          <table:table-cell office:value-type="string" office:string-value="55.0687,24.9959" table:formula="of:=VLOOKUP([.B12];['file:///C:/xampp/htdocs/GenoaPortStats/top61/portstat.ods'#TEUS.$B$4:.$H$64];7;FALSE)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31964}, 'geometry': { 'type': 'Point', 'coordinates': [55.0687,24.9959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Jebel Ali','quantity':31964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States of America</text:p>
          </table:table-cell>
          <table:table-cell office:value-type="float" office:value="27712" table:style-name="ce2">
            <text:p>27712</text:p>
          </table:table-cell>
          <table:table-cell table:style-name="ce1"/>
          <table:table-cell office:value-type="string" office:string-value="-81.0980,31.9996" table:formula="of:=VLOOKUP([.B13];['file:///C:/xampp/htdocs/GenoaPortStats/top61/portstat.ods'#TEUS.$B$4:.$H$64];7;FALSE)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27712}, 'geometry': { 'type': 'Point', 'coordinates': [-81.0980,31.9996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Savannah','quantity':27712}, 'geometry': { 'type': 'Point', 'coordinates': [-81.0980,31.9996] }}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float" office:value="27208" table:style-name="ce2">
            <text:p>27208</text:p>
          </table:table-cell>
          <table:table-cell table:style-name="ce1"/>
          <table:table-cell office:value-type="string" office:string-value="-73.6554,45.5027" table:formula="of:=VLOOKUP([.B14];['file:///C:/xampp/htdocs/GenoaPortStats/top61/portstat.ods'#TEUS.$B$4:.$H$64];7;FALSE)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7208}, 'geometry': { 'type': 'Point', 'coordinates': [-73.6554,45.5027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Montreal','quantity':27208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float" office:value="27037" table:style-name="ce2">
            <text:p>27037</text:p>
          </table:table-cell>
          <table:table-cell table:style-name="ce1"/>
          <table:table-cell office:value-type="string" office:string-value="101.3006,2.9410" table:formula="of:=VLOOKUP([.B15];['file:///C:/xampp/htdocs/GenoaPortStats/top61/portstat.ods'#TEUS.$B$4:.$H$64];7;FALSE)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27037}, 'geometry': { 'type': 'Point', 'coordinates': [101.3006,2.9410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Port Kelang','quantity':27037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ingdao</text:p>
          </table:table-cell>
          <table:table-cell office:value-type="string" table:style-name="ce1">
            <text:p>China</text:p>
          </table:table-cell>
          <table:table-cell office:value-type="float" office:value="26823" table:style-name="ce2">
            <text:p>26823</text:p>
          </table:table-cell>
          <table:table-cell table:style-name="ce1"/>
          <table:table-cell office:value-type="string" office:string-value="120.3189,36.0696" table:formula="of:=VLOOKUP([.B16];['file:///C:/xampp/htdocs/GenoaPortStats/top61/portstat.ods'#TEUS.$B$4:.$H$64];7;FALSE)" table:style-name="ce1">
            <text:p>120.3189,36.0696</text:p>
          </table:table-cell>
          <table:table-cell table:style-name="ce1"/>
          <table:table-cell office:value-type="string" office:string-value="{'type': 'Feature', 'properties': {'name':'Qingdao','quantity':26823}, 'geometry': { 'type': 'Point', 'coordinates': [120.3189,36.0696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Qingdao','quantity':26823}, 'geometry': { 'type': 'Point', 'coordinates': [120.3189,36.0696] }}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float" office:value="26560" table:style-name="ce2">
            <text:p>26560</text:p>
          </table:table-cell>
          <table:table-cell table:style-name="ce1"/>
          <table:table-cell office:value-type="string" office:string-value="120.2893,22.6015" table:formula="of:=VLOOKUP([.B17];['file:///C:/xampp/htdocs/GenoaPortStats/top61/portstat.ods'#TEUS.$B$4:.$H$64];7;FALSE)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6560}, 'geometry': { 'type': 'Point', 'coordinates': [120.2893,22.6015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Kaohsiung','quantity':26560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Jawaharlal Neru (Nhava Sheva)</text:p>
          </table:table-cell>
          <table:table-cell office:value-type="string" table:style-name="ce1">
            <text:p>India</text:p>
          </table:table-cell>
          <table:table-cell office:value-type="float" office:value="24510" table:style-name="ce2">
            <text:p>24510</text:p>
          </table:table-cell>
          <table:table-cell table:style-name="ce1"/>
          <table:table-cell office:value-type="string" office:string-value="72.9644,18.9629" table:formula="of:=VLOOKUP([.B18];['file:///C:/xampp/htdocs/GenoaPortStats/top61/portstat.ods'#TEUS.$B$4:.$H$64];7;FALSE)" table:style-name="ce1">
            <text:p>72.9644,18.9629</text:p>
          </table:table-cell>
          <table:table-cell table:style-name="ce1"/>
          <table:table-cell office:value-type="string" office:string-value="{'type': 'Feature', 'properties': {'name':'Jawaharlal Neru (Nhava Sheva)','quantity':24510}, 'geometry': { 'type': 'Point', 'coordinates': [72.9644,18.9629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Jawaharlal Neru (Nhava Sheva)','quantity':24510}, 'geometry': { 'type': 'Point', 'coordinates': [72.9644,18.9629] }}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Yantian Huangdong</text:p>
          </table:table-cell>
          <table:table-cell office:value-type="string" table:style-name="ce1">
            <text:p>China</text:p>
          </table:table-cell>
          <table:table-cell office:value-type="float" office:value="24464" table:style-name="ce2">
            <text:p>24464</text:p>
          </table:table-cell>
          <table:table-cell table:style-name="ce1"/>
          <table:table-cell office:value-type="string" office:string-value="114.2830,22.5841" table:formula="of:=VLOOKUP([.B19];['file:///C:/xampp/htdocs/GenoaPortStats/top61/portstat.ods'#TEUS.$B$4:.$H$64];7;FALSE)" table:style-name="ce1">
            <text:p>114.2830,22.5841</text:p>
          </table:table-cell>
          <table:table-cell table:style-name="ce1"/>
          <table:table-cell office:value-type="string" office:string-value="{'type': 'Feature', 'properties': {'name':'Yantian Huangdong','quantity':24464}, 'geometry': { 'type': 'Point', 'coordinates': [114.2830,22.5841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Yantian Huangdong','quantity':24464}, 'geometry': { 'type': 'Point', 'coordinates': [114.2830,22.5841] }}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hekou</text:p>
          </table:table-cell>
          <table:table-cell office:value-type="string" table:style-name="ce1">
            <text:p>China</text:p>
          </table:table-cell>
          <table:table-cell office:value-type="float" office:value="24017" table:style-name="ce2">
            <text:p>24017</text:p>
          </table:table-cell>
          <table:table-cell table:style-name="ce1"/>
          <table:table-cell office:value-type="string" office:string-value="113.9161,22.4715" table:formula="of:=VLOOKUP([.B20];['file:///C:/xampp/htdocs/GenoaPortStats/top61/portstat.ods'#TEUS.$B$4:.$H$64];7;FALSE)" table:style-name="ce1">
            <text:p>113.9161,22.4715</text:p>
          </table:table-cell>
          <table:table-cell table:style-name="ce1"/>
          <table:table-cell office:value-type="string" office:string-value="{'type': 'Feature', 'properties': {'name':'Shekou','quantity':24017}, 'geometry': { 'type': 'Point', 'coordinates': [113.9161,22.4715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Shekou','quantity':24017}, 'geometry': { 'type': 'Point', 'coordinates': [113.9161,22.4715] }}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float" office:value="23501" table:style-name="ce2">
            <text:p>23501</text:p>
          </table:table-cell>
          <table:table-cell table:style-name="ce1"/>
          <table:table-cell office:value-type="string" office:string-value="-0.3525,39.4228" table:formula="of:=VLOOKUP([.B21];['file:///C:/xampp/htdocs/GenoaPortStats/top61/portstat.ods'#TEUS.$B$4:.$H$64];7;FALSE)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23501}, 'geometry': { 'type': 'Point', 'coordinates': [-0.3525,39.4228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Valencia','quantity':23501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float" office:value="23346" table:style-name="ce2">
            <text:p>23346</text:p>
          </table:table-cell>
          <table:table-cell table:style-name="ce1"/>
          <table:table-cell office:value-type="string" office:string-value="10.3073,43.5457" table:formula="of:=VLOOKUP([.B22];['file:///C:/xampp/htdocs/GenoaPortStats/top61/portstat.ods'#TEUS.$B$4:.$H$64];7;FALSE)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23346}, 'geometry': { 'type': 'Point', 'coordinates': [10.3073,43.5457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Livorno','quantity':23346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float" office:value="22072" table:style-name="ce2">
            <text:p>22072</text:p>
          </table:table-cell>
          <table:table-cell table:style-name="ce1"/>
          <table:table-cell office:value-type="string" office:string-value="-46.2900,-23.8643" table:formula="of:=VLOOKUP([.B23];['file:///C:/xampp/htdocs/GenoaPortStats/top61/portstat.ods'#TEUS.$B$4:.$H$64];7;FALSE)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22072}, 'geometry': { 'type': 'Point', 'coordinates': [-46.2900,-23.8643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Santos','quantity':22072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float" office:value="22006" table:style-name="ce2">
            <text:p>22006</text:p>
          </table:table-cell>
          <table:table-cell table:style-name="ce1"/>
          <table:table-cell office:value-type="string" office:string-value="15.9207,38.4271" table:formula="of:=VLOOKUP([.B24];['file:///C:/xampp/htdocs/GenoaPortStats/top61/portstat.ods'#TEUS.$B$4:.$H$64];7;FALSE)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22006}, 'geometry': { 'type': 'Point', 'coordinates': [15.9207,38.4271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Gioia Tauro','quantity':22006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float" office:value="21701" table:style-name="ce2">
            <text:p>21701</text:p>
          </table:table-cell>
          <table:table-cell table:style-name="ce1"/>
          <table:table-cell office:value-type="string" office:string-value="56.3709,25.3584" table:formula="of:=VLOOKUP([.B25];['file:///C:/xampp/htdocs/GenoaPortStats/top61/portstat.ods'#TEUS.$B$4:.$H$64];7;FALSE)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1701}, 'geometry': { 'type': 'Point', 'coordinates': [56.3709,25.3584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Khor al Fakkan','quantity':21701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float" office:value="21484" table:style-name="ce2">
            <text:p>21484</text:p>
          </table:table-cell>
          <table:table-cell table:style-name="ce1"/>
          <table:table-cell office:value-type="string" office:string-value="103.5541,1.3639" table:formula="of:=VLOOKUP([.B26];['file:///C:/xampp/htdocs/GenoaPortStats/top61/portstat.ods'#TEUS.$B$4:.$H$64];7;FALSE)" table:style-name="ce1">
            <text:p>103.5541,1.3639</text:p>
          </table:table-cell>
          <table:table-cell table:style-name="ce1"/>
          <table:table-cell office:value-type="string" office:string-value="{'type': 'Feature', 'properties': {'name':'Tanjong Pelepas','quantity':21484}, 'geometry': { 'type': 'Point', 'coordinates': [103.5541,1.3639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Tanjong Pelepas','quantity':21484}, 'geometry': { 'type': 'Point', 'coordinates': [103.5541,1.3639] }}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unisia</text:p>
          </table:table-cell>
          <table:table-cell office:value-type="float" office:value="19819" table:style-name="ce2">
            <text:p>19819</text:p>
          </table:table-cell>
          <table:table-cell table:style-name="ce1"/>
          <table:table-cell office:value-type="string" office:string-value="10.18479,36.80011" table:formula="of:=VLOOKUP([.B27];['file:///C:/xampp/htdocs/GenoaPortStats/top61/portstat.ods'#TEUS.$B$4:.$H$64];7;FALSE)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','quantity':19819}, 'geometry': { 'type': 'Point', 'coordinates': [10.18479,36.80011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Tunis','quantity':19819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United States of America</text:p>
          </table:table-cell>
          <table:table-cell office:value-type="float" office:value="18282" table:style-name="ce2">
            <text:p>18282</text:p>
          </table:table-cell>
          <table:table-cell table:style-name="ce1"/>
          <table:table-cell office:value-type="string" office:string-value="-74.1821,40.7310" table:formula="of:=VLOOKUP([.B28];['file:///C:/xampp/htdocs/GenoaPortStats/top61/portstat.ods'#TEUS.$B$4:.$H$64];7;FALSE)" table:style-name="ce1">
            <text:p>-74.1821,40.7310</text:p>
          </table:table-cell>
          <table:table-cell table:style-name="ce1"/>
          <table:table-cell office:value-type="string" office:string-value="{'type': 'Feature', 'properties': {'name':'Newark','quantity':18282}, 'geometry': { 'type': 'Point', 'coordinates': [-74.1821,40.7310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Newark','quantity':18282}, 'geometry': { 'type': 'Point', 'coordinates': [-74.1821,40.7310] }}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ypt</text:p>
          </table:table-cell>
          <table:table-cell office:value-type="float" office:value="17361" table:style-name="ce2">
            <text:p>17361</text:p>
          </table:table-cell>
          <table:table-cell table:style-name="ce1"/>
          <table:table-cell office:value-type="string" office:string-value="32.3192,31.2567" table:formula="of:=VLOOKUP([.B29];['file:///C:/xampp/htdocs/GenoaPortStats/top61/portstat.ods'#TEUS.$B$4:.$H$64];7;FALSE)" table:style-name="ce1">
            <text:p>32.3192,31.2567</text:p>
          </table:table-cell>
          <table:table-cell table:style-name="ce1"/>
          <table:table-cell office:value-type="string" office:string-value="{'type': 'Feature', 'properties': {'name':'Port Said','quantity':17361}, 'geometry': { 'type': 'Point', 'coordinates': [32.3192,31.2567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Port Said','quantity':17361}, 'geometry': { 'type': 'Point', 'coordinates': [32.3192,31.2567] }}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Spain</text:p>
          </table:table-cell>
          <table:table-cell office:value-type="float" office:value="17064" table:style-name="ce2">
            <text:p>17064</text:p>
          </table:table-cell>
          <table:table-cell table:style-name="ce1"/>
          <table:table-cell office:value-type="string" office:string-value="-5.4278,36.1386" table:formula="of:=VLOOKUP([.B30];['file:///C:/xampp/htdocs/GenoaPortStats/top61/portstat.ods'#TEUS.$B$4:.$H$64];7;FALSE)" table:style-name="ce1">
            <text:p>-5.4278,36.1386</text:p>
          </table:table-cell>
          <table:table-cell table:style-name="ce1"/>
          <table:table-cell office:value-type="string" office:string-value="{'type': 'Feature', 'properties': {'name':'Algeciras','quantity':17064}, 'geometry': { 'type': 'Point', 'coordinates': [-5.4278,36.1386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Algeciras','quantity':17064}, 'geometry': { 'type': 'Point', 'coordinates': [-5.4278,36.1386] }}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mietta</text:p>
          </table:table-cell>
          <table:table-cell office:value-type="string" table:style-name="ce1">
            <text:p>Egypt</text:p>
          </table:table-cell>
          <table:table-cell office:value-type="float" office:value="16251" table:style-name="ce2">
            <text:p>16251</text:p>
          </table:table-cell>
          <table:table-cell table:style-name="ce1"/>
          <table:table-cell office:value-type="string" office:string-value="31.82137,31.41674" table:formula="of:=VLOOKUP([.B31];['file:///C:/xampp/htdocs/GenoaPortStats/top61/portstat.ods'#TEUS.$B$4:.$H$64];7;FALSE)" table:style-name="ce1">
            <text:p>31.82137,31.41674</text:p>
          </table:table-cell>
          <table:table-cell table:style-name="ce1"/>
          <table:table-cell office:value-type="string" office:string-value="{'type': 'Feature', 'properties': {'name':'Damietta','quantity':16251}, 'geometry': { 'type': 'Point', 'coordinates': [31.82137,31.41674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Damietta','quantity':16251}, 'geometry': { 'type': 'Point', 'coordinates': [31.82137,31.41674] }}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float" office:value="16207" table:style-name="ce2">
            <text:p>16207</text:p>
          </table:table-cell>
          <table:table-cell table:style-name="ce1"/>
          <table:table-cell office:value-type="string" office:string-value="-94.9171,29.7232" table:formula="of:=VLOOKUP([.B32];['file:///C:/xampp/htdocs/GenoaPortStats/top61/portstat.ods'#TEUS.$B$4:.$H$64];7;FALSE)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16207}, 'geometry': { 'type': 'Point', 'coordinates': [-94.9171,29.7232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Houston','quantity':16207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float" office:value="15698" table:style-name="ce2">
            <text:p>15698</text:p>
          </table:table-cell>
          <table:table-cell table:style-name="ce1"/>
          <table:table-cell office:value-type="string" office:string-value="14.5244,35.9180" table:formula="of:=VLOOKUP([.B33];['file:///C:/xampp/htdocs/GenoaPortStats/top61/portstat.ods'#TEUS.$B$4:.$H$64];7;FALSE)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15698}, 'geometry': { 'type': 'Point', 'coordinates': [14.5244,35.9180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Malta','quantity':15698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float" office:value="15324" table:style-name="ce2">
            <text:p>15324</text:p>
          </table:table-cell>
          <table:table-cell table:style-name="ce1"/>
          <table:table-cell office:value-type="string" office:string-value="2.1889,41.3996" table:formula="of:=VLOOKUP([.B34];['file:///C:/xampp/htdocs/GenoaPortStats/top61/portstat.ods'#TEUS.$B$4:.$H$64];7;FALSE)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15324}, 'geometry': { 'type': 'Point', 'coordinates': [2.1889,41.3996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Barcelona','quantity':15324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float" office:value="15187" table:style-name="ce2">
            <text:p>15187</text:p>
          </table:table-cell>
          <table:table-cell table:style-name="ce1"/>
          <table:table-cell office:value-type="string" office:string-value="-58.44598,-34.61287" table:formula="of:=VLOOKUP([.B35];['file:///C:/xampp/htdocs/GenoaPortStats/top61/portstat.ods'#TEUS.$B$4:.$H$64];7;FALSE)" table:style-name="ce1">
            <text:p>-58.44598,-34.61287</text:p>
          </table:table-cell>
          <table:table-cell table:style-name="ce1"/>
          <table:table-cell office:value-type="string" office:string-value="{'type': 'Feature', 'properties': {'name':'Buenos Aires','quantity':15187}, 'geometry': { 'type': 'Point', 'coordinates': [-58.44598,-34.61287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Buenos Aires','quantity':15187}, 'geometry': { 'type': 'Point', 'coordinates': [-58.44598,-34.61287] }}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United States of America</text:p>
          </table:table-cell>
          <table:table-cell office:value-type="float" office:value="15056" table:style-name="ce2">
            <text:p>15056</text:p>
          </table:table-cell>
          <table:table-cell table:style-name="ce1"/>
          <table:table-cell office:value-type="string" office:string-value="-76.1960,37.0127" table:formula="of:=VLOOKUP([.B36];['file:///C:/xampp/htdocs/GenoaPortStats/top61/portstat.ods'#TEUS.$B$4:.$H$64];7;FALSE)" table:style-name="ce1">
            <text:p>-76.1960,37.0127</text:p>
          </table:table-cell>
          <table:table-cell table:style-name="ce1"/>
          <table:table-cell office:value-type="string" office:string-value="{'type': 'Feature', 'properties': {'name':'Norfolk','quantity':15056}, 'geometry': { 'type': 'Point', 'coordinates': [-76.1960,37.0127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Norfolk','quantity':15056}, 'geometry': { 'type': 'Point', 'coordinates': [-76.1960,37.0127] }}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Italy</text:p>
          </table:table-cell>
          <table:table-cell office:value-type="float" office:value="14934" table:style-name="ce2">
            <text:p>14934</text:p>
          </table:table-cell>
          <table:table-cell table:style-name="ce1"/>
          <table:table-cell office:value-type="string" office:string-value="14.2461,40.8529" table:formula="of:=VLOOKUP([.B37];['file:///C:/xampp/htdocs/GenoaPortStats/top61/portstat.ods'#TEUS.$B$4:.$H$64];7;FALSE)" table:style-name="ce1">
            <text:p>14.2461,40.8529</text:p>
          </table:table-cell>
          <table:table-cell table:style-name="ce1"/>
          <table:table-cell office:value-type="string" office:string-value="{'type': 'Feature', 'properties': {'name':'Napoli','quantity':14934}, 'geometry': { 'type': 'Point', 'coordinates': [14.2461,40.8529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Napoli','quantity':14934}, 'geometry': { 'type': 'Point', 'coordinates': [14.2461,40.8529] }}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Xiamen</text:p>
          </table:table-cell>
          <table:table-cell office:value-type="string" table:style-name="ce1">
            <text:p>China</text:p>
          </table:table-cell>
          <table:table-cell office:value-type="float" office:value="14695" table:style-name="ce2">
            <text:p>14695</text:p>
          </table:table-cell>
          <table:table-cell table:style-name="ce1"/>
          <table:table-cell office:value-type="string" office:string-value="118.1537,24.5029" table:formula="of:=VLOOKUP([.B38];['file:///C:/xampp/htdocs/GenoaPortStats/top61/portstat.ods'#TEUS.$B$4:.$H$64];7;FALSE)" table:style-name="ce1">
            <text:p>118.1537,24.5029</text:p>
          </table:table-cell>
          <table:table-cell table:style-name="ce1"/>
          <table:table-cell office:value-type="string" office:string-value="{'type': 'Feature', 'properties': {'name':'Xiamen','quantity':14695}, 'geometry': { 'type': 'Point', 'coordinates': [118.1537,24.5029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Xiamen','quantity':14695}, 'geometry': { 'type': 'Point', 'coordinates': [118.1537,24.5029] }}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14361" table:style-name="ce2">
            <text:p>14361</text:p>
          </table:table-cell>
          <table:table-cell table:style-name="ce1"/>
          <table:table-cell office:value-type="string" office:string-value="28.9652,41.0096" table:formula="of:=VLOOKUP([.B39];['file:///C:/xampp/htdocs/GenoaPortStats/top61/portstat.ods'#TEUS.$B$4:.$H$64];7;FALSE)" table:style-name="ce1">
            <text:p>28.9652,41.0096</text:p>
          </table:table-cell>
          <table:table-cell table:style-name="ce1"/>
          <table:table-cell office:value-type="string" office:string-value="{'type': 'Feature', 'properties': {'name':'Istanbul','quantity':14361}, 'geometry': { 'type': 'Point', 'coordinates': [28.9652,41.0096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Istanbul','quantity':14361}, 'geometry': { 'type': 'Point', 'coordinates': [28.9652,41.0096] }}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emlik</text:p>
          </table:table-cell>
          <table:table-cell office:value-type="string" table:style-name="ce1">
            <text:p>Turkey</text:p>
          </table:table-cell>
          <table:table-cell office:value-type="float" office:value="14292" table:style-name="ce2">
            <text:p>14292</text:p>
          </table:table-cell>
          <table:table-cell table:style-name="ce1"/>
          <table:table-cell office:value-type="string" office:string-value="29.15707,40.43017" table:formula="of:=VLOOKUP([.B40];['file:///C:/xampp/htdocs/GenoaPortStats/top61/portstat.ods'#TEUS.$B$4:.$H$64];7;FALSE)" table:style-name="ce1">
            <text:p>29.15707,40.43017</text:p>
          </table:table-cell>
          <table:table-cell table:style-name="ce1"/>
          <table:table-cell office:value-type="string" office:string-value="{'type': 'Feature', 'properties': {'name':'Gemlik','quantity':14292}, 'geometry': { 'type': 'Point', 'coordinates': [29.15707,40.43017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Gemlik','quantity':14292}, 'geometry': { 'type': 'Point', 'coordinates': [29.15707,40.43017] }}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Haifa</text:p>
          </table:table-cell>
          <table:table-cell office:value-type="string" table:style-name="ce1">
            <text:p>Israel</text:p>
          </table:table-cell>
          <table:table-cell office:value-type="float" office:value="14030" table:style-name="ce2">
            <text:p>14030</text:p>
          </table:table-cell>
          <table:table-cell table:style-name="ce1"/>
          <table:table-cell office:value-type="string" office:string-value="34.9885,32.8184" table:formula="of:=VLOOKUP([.B41];['file:///C:/xampp/htdocs/GenoaPortStats/top61/portstat.ods'#TEUS.$B$4:.$H$64];7;FALSE)" table:style-name="ce1">
            <text:p>34.9885,32.8184</text:p>
          </table:table-cell>
          <table:table-cell table:style-name="ce1"/>
          <table:table-cell office:value-type="string" office:string-value="{'type': 'Feature', 'properties': {'name':'Haifa','quantity':14030}, 'geometry': { 'type': 'Point', 'coordinates': [34.9885,32.8184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Haifa','quantity':14030}, 'geometry': { 'type': 'Point', 'coordinates': [34.9885,32.8184] }}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iraeus</text:p>
          </table:table-cell>
          <table:table-cell office:value-type="string" table:style-name="ce1">
            <text:p>Greece</text:p>
          </table:table-cell>
          <table:table-cell office:value-type="float" office:value="13959" table:style-name="ce2">
            <text:p>13959</text:p>
          </table:table-cell>
          <table:table-cell table:style-name="ce1"/>
          <table:table-cell office:value-type="string" office:string-value="23.6486,37.9442" table:formula="of:=VLOOKUP([.B42];['file:///C:/xampp/htdocs/GenoaPortStats/top61/portstat.ods'#TEUS.$B$4:.$H$64];7;FALSE)" table:style-name="ce1">
            <text:p>23.6486,37.9442</text:p>
          </table:table-cell>
          <table:table-cell table:style-name="ce1"/>
          <table:table-cell office:value-type="string" office:string-value="{'type': 'Feature', 'properties': {'name':'Piraeus','quantity':13959}, 'geometry': { 'type': 'Point', 'coordinates': [23.6486,37.9442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Piraeus','quantity':13959}, 'geometry': { 'type': 'Point', 'coordinates': [23.6486,37.9442] }}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shdod</text:p>
          </table:table-cell>
          <table:table-cell office:value-type="string" table:style-name="ce1">
            <text:p>Israel</text:p>
          </table:table-cell>
          <table:table-cell office:value-type="float" office:value="13888" table:style-name="ce2">
            <text:p>13888</text:p>
          </table:table-cell>
          <table:table-cell table:style-name="ce1"/>
          <table:table-cell office:value-type="string" office:string-value="34.6601,31.8493" table:formula="of:=VLOOKUP([.B43];['file:///C:/xampp/htdocs/GenoaPortStats/top61/portstat.ods'#TEUS.$B$4:.$H$64];7;FALSE)" table:style-name="ce1">
            <text:p>34.6601,31.8493</text:p>
          </table:table-cell>
          <table:table-cell table:style-name="ce1"/>
          <table:table-cell office:value-type="string" office:string-value="{'type': 'Feature', 'properties': {'name':'Ashdod','quantity':13888}, 'geometry': { 'type': 'Point', 'coordinates': [34.6601,31.8493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Ashdod','quantity':13888}, 'geometry': { 'type': 'Point', 'coordinates': [34.6601,31.8493] }}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olombo</text:p>
          </table:table-cell>
          <table:table-cell office:value-type="string" table:style-name="ce1">
            <text:p>Sri Lanka</text:p>
          </table:table-cell>
          <table:table-cell office:value-type="float" office:value="13803" table:style-name="ce2">
            <text:p>13803</text:p>
          </table:table-cell>
          <table:table-cell table:style-name="ce1"/>
          <table:table-cell office:value-type="string" table:style-name="ce1">
            <text:p>79.8532704,6.934287</text:p>
          </table:table-cell>
          <table:table-cell table:style-name="ce1"/>
          <table:table-cell office:value-type="string" office:string-value="{'type': 'Feature', 'properties': {'name':'Colombo','quantity':13803}, 'geometry': { 'type': 'Point', 'coordinates': [79.8532704,6.934287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Colombo','quantity':13803}, 'geometry': { 'type': 'Point', 'coordinates': [79.8532704,6.934287] }}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float" office:value="13462" table:style-name="ce2">
            <text:p>13462</text:p>
          </table:table-cell>
          <table:table-cell table:style-name="ce1"/>
          <table:table-cell office:value-type="string" office:string-value="3.0601,36.7753" table:formula="of:=VLOOKUP([.B45];['file:///C:/xampp/htdocs/GenoaPortStats/top61/portstat.ods'#TEUS.$B$4:.$H$64];7;FALSE)" table:style-name="ce1">
            <text:p>3.0601,36.7753</text:p>
          </table:table-cell>
          <table:table-cell table:style-name="ce1"/>
          <table:table-cell office:value-type="string" office:string-value="{'type': 'Feature', 'properties': {'name':'Alger','quantity':13462}, 'geometry': { 'type': 'Point', 'coordinates': [3.0601,36.7753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Alger','quantity':13462}, 'geometry': { 'type': 'Point', 'coordinates': [3.0601,36.7753] }}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orocco</text:p>
          </table:table-cell>
          <table:table-cell office:value-type="float" office:value="13313" table:style-name="ce2">
            <text:p>13313</text:p>
          </table:table-cell>
          <table:table-cell table:style-name="ce1"/>
          <table:table-cell office:value-type="string" table:style-name="ce1">
            <text:p>-5.4972579,35.893452</text:p>
          </table:table-cell>
          <table:table-cell table:style-name="ce1"/>
          <table:table-cell office:value-type="string" office:string-value="{'type': 'Feature', 'properties': {'name':'Casablanca','quantity':13313}, 'geometry': { 'type': 'Point', 'coordinates': [-5.4972579,35.893452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Casablanca','quantity':13313}, 'geometry': { 'type': 'Point', 'coordinates': [-5.4972579,35.893452] }}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Spain</text:p>
          </table:table-cell>
          <table:table-cell office:value-type="float" office:value="12430" table:style-name="ce2">
            <text:p>12430</text:p>
          </table:table-cell>
          <table:table-cell table:style-name="ce1"/>
          <table:table-cell office:value-type="string" office:string-value="-15.4357,28.0514" table:formula="of:=VLOOKUP([.B47];['file:///C:/xampp/htdocs/GenoaPortStats/top61/portstat.ods'#TEUS.$B$4:.$H$64];7;FALSE)" table:style-name="ce1">
            <text:p>-15.4357,28.0514</text:p>
          </table:table-cell>
          <table:table-cell table:style-name="ce1"/>
          <table:table-cell office:value-type="string" office:string-value="{'type': 'Feature', 'properties': {'name':'Las Palmas','quantity':12430}, 'geometry': { 'type': 'Point', 'coordinates': [-15.4357,28.0514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Las Palmas','quantity':12430}, 'geometry': { 'type': 'Point', 'coordinates': [-15.4357,28.0514] }}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Veracruz</text:p>
          </table:table-cell>
          <table:table-cell office:value-type="string" table:style-name="ce1">
            <text:p>Mexico</text:p>
          </table:table-cell>
          <table:table-cell office:value-type="float" office:value="11491" table:style-name="ce2">
            <text:p>11491</text:p>
          </table:table-cell>
          <table:table-cell table:style-name="ce1"/>
          <table:table-cell office:value-type="string" office:string-value="-96.1242,19.2105" table:formula="of:=VLOOKUP([.B48];['file:///C:/xampp/htdocs/GenoaPortStats/top61/portstat.ods'#TEUS.$B$4:.$H$64];7;FALSE)" table:style-name="ce1">
            <text:p>-96.1242,19.2105</text:p>
          </table:table-cell>
          <table:table-cell table:style-name="ce1"/>
          <table:table-cell office:value-type="string" office:string-value="{'type': 'Feature', 'properties': {'name':'Veracruz','quantity':11491}, 'geometry': { 'type': 'Point', 'coordinates': [-96.1242,19.2105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Veracruz','quantity':11491}, 'geometry': { 'type': 'Point', 'coordinates': [-96.1242,19.2105] }}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Rades</text:p>
          </table:table-cell>
          <table:table-cell office:value-type="string" table:style-name="ce1">
            <text:p>Tunisia</text:p>
          </table:table-cell>
          <table:table-cell office:value-type="float" office:value="11443" table:style-name="ce2">
            <text:p>11443</text:p>
          </table:table-cell>
          <table:table-cell table:style-name="ce1"/>
          <table:table-cell office:value-type="string" office:string-value="10.2919,36.7924" table:formula="of:=VLOOKUP([.B49];['file:///C:/xampp/htdocs/GenoaPortStats/top61/portstat.ods'#TEUS.$B$4:.$H$64];7;FALSE)" table:style-name="ce1">
            <text:p>10.2919,36.7924</text:p>
          </table:table-cell>
          <table:table-cell table:style-name="ce1"/>
          <table:table-cell office:value-type="string" office:string-value="{'type': 'Feature', 'properties': {'name':'Rades','quantity':11443}, 'geometry': { 'type': 'Point', 'coordinates': [10.2919,36.7924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Rades','quantity':11443}, 'geometry': { 'type': 'Point', 'coordinates': [10.2919,36.7924] }}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hiwan</text:p>
          </table:table-cell>
          <table:table-cell office:value-type="string" table:style-name="ce1">
            <text:p>China</text:p>
          </table:table-cell>
          <table:table-cell office:value-type="float" office:value="11279" table:style-name="ce2">
            <text:p>11279</text:p>
          </table:table-cell>
          <table:table-cell table:style-name="ce1"/>
          <table:table-cell office:value-type="string" table:style-name="ce1">
            <text:p>113.8925745,22.4823134</text:p>
          </table:table-cell>
          <table:table-cell table:style-name="ce1"/>
          <table:table-cell office:value-type="string" office:string-value="{'type': 'Feature', 'properties': {'name':'Chiwan','quantity':11279}, 'geometry': { 'type': 'Point', 'coordinates': [113.8925745,22.4823134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Chiwan','quantity':11279}, 'geometry': { 'type': 'Point', 'coordinates': [113.8925745,22.4823134] }}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Bandar Abbas</text:p>
          </table:table-cell>
          <table:table-cell office:value-type="string" table:style-name="ce1">
            <text:p>Iran</text:p>
          </table:table-cell>
          <table:table-cell office:value-type="float" office:value="10955" table:style-name="ce2">
            <text:p>10955</text:p>
          </table:table-cell>
          <table:table-cell table:style-name="ce1"/>
          <table:table-cell office:value-type="string" office:string-value="56.2823,27.1762" table:formula="of:=VLOOKUP([.B51];['file:///C:/xampp/htdocs/GenoaPortStats/top61/portstat.ods'#TEUS.$B$4:.$H$64];7;FALSE)" table:style-name="ce1">
            <text:p>56.2823,27.1762</text:p>
          </table:table-cell>
          <table:table-cell table:style-name="ce1"/>
          <table:table-cell office:value-type="string" office:string-value="{'type': 'Feature', 'properties': {'name':'Bandar Abbas','quantity':10955}, 'geometry': { 'type': 'Point', 'coordinates': [56.2823,27.1762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Bandar Abbas','quantity':10955}, 'geometry': { 'type': 'Point', 'coordinates': [56.2823,27.1762] }}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South Africa</text:p>
          </table:table-cell>
          <table:table-cell office:value-type="float" office:value="10763" table:style-name="ce2">
            <text:p>10763</text:p>
          </table:table-cell>
          <table:table-cell table:style-name="ce1"/>
          <table:table-cell office:value-type="string" table:style-name="ce1">
            <text:p>39.2663959,-6.7980667</text:p>
          </table:table-cell>
          <table:table-cell table:style-name="ce1"/>
          <table:table-cell office:value-type="string" office:string-value="{'type': 'Feature', 'properties': {'name':'Durban','quantity':10763}, 'geometry': { 'type': 'Point', 'coordinates': [39.2663959,-6.7980667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Durban','quantity':10763}, 'geometry': { 'type': 'Point', 'coordinates': [39.2663959,-6.7980667] }}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float" office:value="10690" table:style-name="ce2">
            <text:p>10690</text:p>
          </table:table-cell>
          <table:table-cell table:style-name="ce1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10690}, 'geometry': { 'type': 'Point', 'coordinates': [4.945595,43.4380714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Fos-sur-Mer','quantity':10690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rance</text:p>
          </table:table-cell>
          <table:table-cell office:value-type="float" office:value="10215" table:style-name="ce2">
            <text:p>10215</text:p>
          </table:table-cell>
          <table:table-cell table:style-name="ce1"/>
          <table:table-cell office:value-type="string" office:string-value="5.3560,43.3435" table:formula="of:=VLOOKUP([.B54];['file:///C:/xampp/htdocs/GenoaPortStats/top61/portstat.ods'#TEUS.$B$4:.$H$64];7;FALSE)" table:style-name="ce1">
            <text:p>5.3560,43.3435</text:p>
          </table:table-cell>
          <table:table-cell table:style-name="ce1"/>
          <table:table-cell office:value-type="string" office:string-value="{'type': 'Feature', 'properties': {'name':'Marseille','quantity':10215}, 'geometry': { 'type': 'Point', 'coordinates': [5.3560,43.3435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Marseille','quantity':10215}, 'geometry': { 'type': 'Point', 'coordinates': [5.3560,43.3435] }}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ssawa</text:p>
          </table:table-cell>
          <table:table-cell office:value-type="string" table:style-name="ce1">
            <text:p>Eritrea</text:p>
          </table:table-cell>
          <table:table-cell office:value-type="float" office:value="10057" table:style-name="ce2">
            <text:p>10057</text:p>
          </table:table-cell>
          <table:table-cell table:style-name="ce1"/>
          <table:table-cell office:value-type="string" table:style-name="ce1">
            <text:p>38.698058,9.0352562</text:p>
          </table:table-cell>
          <table:table-cell table:style-name="ce1"/>
          <table:table-cell office:value-type="string" office:string-value="{'type': 'Feature', 'properties': {'name':'Massawa','quantity':10057}, 'geometry': { 'type': 'Point', 'coordinates': [38.698058,9.0352562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Massawa','quantity':10057}, 'geometry': { 'type': 'Point', 'coordinates': [38.698058,9.0352562] }}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United States of America</text:p>
          </table:table-cell>
          <table:table-cell office:value-type="float" office:value="9546" table:style-name="ce2">
            <text:p>9546</text:p>
          </table:table-cell>
          <table:table-cell table:style-name="ce1"/>
          <table:table-cell office:value-type="string" office:string-value="-118.2113,33.7673" table:formula="of:=VLOOKUP([.B56];['file:///C:/xampp/htdocs/GenoaPortStats/top61/portstat.ods'#TEUS.$B$4:.$H$64];7;FALSE)" table:style-name="ce1">
            <text:p>-118.2113,33.7673</text:p>
          </table:table-cell>
          <table:table-cell table:style-name="ce1"/>
          <table:table-cell office:value-type="string" office:string-value="{'type': 'Feature', 'properties': {'name':'Los Angeles','quantity':9546}, 'geometry': { 'type': 'Point', 'coordinates': [-118.2113,33.7673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Los Angeles','quantity':9546}, 'geometry': { 'type': 'Point', 'coordinates': [-118.2113,33.7673] }}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akar</text:p>
          </table:table-cell>
          <table:table-cell office:value-type="string" table:style-name="ce1">
            <text:p>Senegal</text:p>
          </table:table-cell>
          <table:table-cell office:value-type="float" office:value="9267" table:style-name="ce2">
            <text:p>9267</text:p>
          </table:table-cell>
          <table:table-cell table:style-name="ce1"/>
          <table:table-cell office:value-type="string" office:string-value="-17.44703,14.69300" table:formula="of:=VLOOKUP([.B57];['file:///C:/xampp/htdocs/GenoaPortStats/top61/portstat.ods'#TEUS.$B$4:.$H$64];7;FALSE)" table:style-name="ce1">
            <text:p>-17.44703,14.69300</text:p>
          </table:table-cell>
          <table:table-cell table:style-name="ce1"/>
          <table:table-cell office:value-type="string" office:string-value="{'type': 'Feature', 'properties': {'name':'Dakar','quantity':9267}, 'geometry': { 'type': 'Point', 'coordinates': [-17.44703,14.69300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Dakar','quantity':9267}, 'geometry': { 'type': 'Point', 'coordinates': [-17.44703,14.69300] }}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okyo</text:p>
          </table:table-cell>
          <table:table-cell office:value-type="string" table:style-name="ce1">
            <text:p>Japan</text:p>
          </table:table-cell>
          <table:table-cell office:value-type="float" office:value="8742" table:style-name="ce2">
            <text:p>8742</text:p>
          </table:table-cell>
          <table:table-cell table:style-name="ce1"/>
          <table:table-cell office:value-type="string" table:style-name="ce1">
            <text:p>139.7685224,35.6800712</text:p>
          </table:table-cell>
          <table:table-cell table:style-name="ce1"/>
          <table:table-cell office:value-type="string" office:string-value="{'type': 'Feature', 'properties': {'name':'Tokyo','quantity':8742}, 'geometry': { 'type': 'Point', 'coordinates': [139.7685224,35.6800712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Tokyo','quantity':8742}, 'geometry': { 'type': 'Point', 'coordinates': [139.7685224,35.6800712] }}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ltamira</text:p>
          </table:table-cell>
          <table:table-cell office:value-type="string" table:style-name="ce1">
            <text:p>Mexico</text:p>
          </table:table-cell>
          <table:table-cell office:value-type="float" office:value="8656" table:style-name="ce2">
            <text:p>8656</text:p>
          </table:table-cell>
          <table:table-cell table:style-name="ce1"/>
          <table:table-cell office:value-type="string" table:style-name="ce1">
            <text:p>-97.9299915,22.4061839</text:p>
          </table:table-cell>
          <table:table-cell table:style-name="ce1"/>
          <table:table-cell office:value-type="string" office:string-value="{'type': 'Feature', 'properties': {'name':'Altamira','quantity':8656}, 'geometry': { 'type': 'Point', 'coordinates': [-97.9299915,22.4061839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Altamira','quantity':8656}, 'geometry': { 'type': 'Point', 'coordinates': [-97.9299915,22.4061839] }}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ort Everglades</text:p>
          </table:table-cell>
          <table:table-cell office:value-type="string" table:style-name="ce1">
            <text:p>United States of America</text:p>
          </table:table-cell>
          <table:table-cell office:value-type="float" office:value="8633" table:style-name="ce2">
            <text:p>8633</text:p>
          </table:table-cell>
          <table:table-cell table:style-name="ce1"/>
          <table:table-cell office:value-type="string" office:string-value="-80.1083,26.0927" table:formula="of:=VLOOKUP([.B60];['file:///C:/xampp/htdocs/GenoaPortStats/top61/portstat.ods'#TEUS.$B$4:.$H$64];7;FALSE)" table:style-name="ce1">
            <text:p>-80.1083,26.0927</text:p>
          </table:table-cell>
          <table:table-cell table:style-name="ce1"/>
          <table:table-cell office:value-type="string" office:string-value="{'type': 'Feature', 'properties': {'name':'Port Everglades','quantity':8633}, 'geometry': { 'type': 'Point', 'coordinates': [-80.1083,26.0927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Port Everglades','quantity':8633}, 'geometry': { 'type': 'Point', 'coordinates': [-80.1083,26.0927] }}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Ivory Coast</text:p>
          </table:table-cell>
          <table:table-cell office:value-type="float" office:value="8093" table:style-name="ce2">
            <text:p>8093</text:p>
          </table:table-cell>
          <table:table-cell table:style-name="ce1"/>
          <table:table-cell office:value-type="string" table:style-name="ce1">
            <text:p>9.76998734,1.87000083</text:p>
          </table:table-cell>
          <table:table-cell table:style-name="ce1"/>
          <table:table-cell office:value-type="string" office:string-value="{'type': 'Feature', 'properties': {'name':'Abidjan','quantity':8093}, 'geometry': { 'type': 'Point', 'coordinates': [9.76998734,1.87000083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Abidjan','quantity':8093}, 'geometry': { 'type': 'Point', 'coordinates': [9.76998734,1.87000083] }}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ianjinxingang</text:p>
          </table:table-cell>
          <table:table-cell office:value-type="string" table:style-name="ce1">
            <text:p>China</text:p>
          </table:table-cell>
          <table:table-cell office:value-type="float" office:value="7875" table:style-name="ce2">
            <text:p>7875</text:p>
          </table:table-cell>
          <table:table-cell table:style-name="ce1"/>
          <table:table-cell office:value-type="string" table:style-name="ce1">
            <text:p>117.1980785,39.1235635</text:p>
          </table:table-cell>
          <table:table-cell table:style-name="ce1"/>
          <table:table-cell office:value-type="string" office:string-value="{'type': 'Feature', 'properties': {'name':'Tianjinxingang','quantity':7875}, 'geometry': { 'type': 'Point', 'coordinates': [117.1980785,39.1235635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Tianjinxingang','quantity':7875}, 'geometry': { 'type': 'Point', 'coordinates': [117.1980785,39.1235635] }}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Beirut</text:p>
          </table:table-cell>
          <table:table-cell office:value-type="string" table:style-name="ce1">
            <text:p>Lebanon</text:p>
          </table:table-cell>
          <table:table-cell office:value-type="float" office:value="7581" table:style-name="ce2">
            <text:p>7581</text:p>
          </table:table-cell>
          <table:table-cell table:style-name="ce1"/>
          <table:table-cell office:value-type="string" table:style-name="ce1">
            <text:p>35.47843,33.8959203</text:p>
          </table:table-cell>
          <table:table-cell table:style-name="ce1"/>
          <table:table-cell office:value-type="string" office:string-value="{'type': 'Feature', 'properties': {'name':'Beirut','quantity':7581}, 'geometry': { 'type': 'Point', 'coordinates': [35.47843,33.8959203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Beirut','quantity':7581}, 'geometry': { 'type': 'Point', 'coordinates': [35.47843,33.8959203] }}</text:p>
          </table:table-cell>
          <table:table-cell table:number-columns-repeated="16376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data__45_." table:cell-range-address="TEU.$A$1:TEU.$D$63" table:base-cell-address="TEU.$A$1"/>
        </table:named-expressions>
      </table:table>
      <table:table table:name="TON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77" table:default-cell-style-name="ce1"/>
        <table:table-row table:style-name="ro1">
          <table:table-cell table:style-name="ce1">
            <table:cell-range-source table:name="data (44)" table:last-column-spanned="4" table:last-row-spanned="64" xlink:href="C:\Users\sabatst\Downloads\data (44)."/>
          </table:table-cell>
          <table:table-cell office:value-type="string" table:style-name="ce1">
            <text:p>TOTAL TRAFFIC - METRIC TON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(excluding bunkers &amp; supplies and passenger vehicle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2">
            <text:p>TON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1<text:s/></text:p>
          </table:table-cell>
          <table:table-cell office:value-type="string" table:style-name="ce1">
            <text:p>Novorossiysk</text:p>
          </table:table-cell>
          <table:table-cell office:value-type="string" table:style-name="ce1">
            <text:p>Russia</text:p>
          </table:table-cell>
          <table:table-cell office:value-type="float" office:value="4360659" table:style-name="ce2">
            <text:p>4360659</text:p>
          </table:table-cell>
          <table:table-cell table:style-name="ce2"/>
          <table:table-cell office:value-type="string" table:style-name="ce1">
            <text:p>37.7874,44.7108</text:p>
          </table:table-cell>
          <table:table-cell table:style-name="ce1"/>
          <table:table-cell office:value-type="string" office:string-value="{'type': 'Feature', 'properties': {'name':'Novorossiysk','quantity':4360659}, 'geometry': { 'type': 'Point', 'coordinates': [37.7874,44.7108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Novorossiysk','quantity':4360659}, 'geometry': { 'type': 'Point', 'coordinates': [37.7874,44.710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<text:s/></text:p>
          </table:table-cell>
          <table:table-cell office:value-type="string" table:style-name="ce1">
            <text:p>Taranto</text:p>
          </table:table-cell>
          <table:table-cell office:value-type="string" table:style-name="ce1">
            <text:p>Italy</text:p>
          </table:table-cell>
          <table:table-cell office:value-type="float" office:value="3348987" table:style-name="ce2">
            <text:p>3348987</text:p>
          </table:table-cell>
          <table:table-cell table:style-name="ce2"/>
          <table:table-cell office:value-type="string" table:style-name="ce1">
            <text:p>17.2997,40.4618</text:p>
          </table:table-cell>
          <table:table-cell table:style-name="ce1"/>
          <table:table-cell office:value-type="string" office:string-value="{'type': 'Feature', 'properties': {'name':'Taranto','quantity':3348987}, 'geometry': { 'type': 'Point', 'coordinates': [17.2997,40.4618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Taranto','quantity':3348987}, 'geometry': { 'type': 'Point', 'coordinates': [17.2997,40.461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<text:s/></text:p>
          </table:table-cell>
          <table:table-cell office:value-type="string" table:style-name="ce1">
            <text:p>Ceyhan</text:p>
          </table:table-cell>
          <table:table-cell office:value-type="string" table:style-name="ce1">
            <text:p>Turkey</text:p>
          </table:table-cell>
          <table:table-cell office:value-type="float" office:value="2038546" table:style-name="ce2">
            <text:p>2038546</text:p>
          </table:table-cell>
          <table:table-cell table:style-name="ce2"/>
          <table:table-cell office:value-type="string" table:style-name="ce1">
            <text:p>35.8331,37.0562</text:p>
          </table:table-cell>
          <table:table-cell table:style-name="ce1"/>
          <table:table-cell office:value-type="string" office:string-value="{'type': 'Feature', 'properties': {'name':'Ceyhan','quantity':2038546}, 'geometry': { 'type': 'Point', 'coordinates': [35.8331,37.0562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Ceyhan','quantity':2038546}, 'geometry': { 'type': 'Point', 'coordinates': [35.8331,37.0562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<text:s/>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Italy</text:p>
          </table:table-cell>
          <table:table-cell office:value-type="float" office:value="1873263" table:style-name="ce2">
            <text:p>1873263</text:p>
          </table:table-cell>
          <table:table-cell table:style-name="ce2"/>
          <table:table-cell office:value-type="string" table:style-name="ce1">
            <text:p>13.3473,38.1373</text:p>
          </table:table-cell>
          <table:table-cell table:style-name="ce1"/>
          <table:table-cell office:value-type="string" office:string-value="{'type': 'Feature', 'properties': {'name':'Palermo','quantity':1873263}, 'geometry': { 'type': 'Point', 'coordinates': [13.3473,38.1373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Palermo','quantity':1873263}, 'geometry': { 'type': 'Point', 'coordinates': [13.3473,38.137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<text:s/></text:p>
          </table:table-cell>
          <table:table-cell office:value-type="string" table:style-name="ce1">
            <text:p>Porto Torres</text:p>
          </table:table-cell>
          <table:table-cell office:value-type="string" table:style-name="ce1">
            <text:p>Italy</text:p>
          </table:table-cell>
          <table:table-cell office:value-type="float" office:value="1399715" table:style-name="ce2">
            <text:p>1399715</text:p>
          </table:table-cell>
          <table:table-cell table:style-name="ce2"/>
          <table:table-cell office:value-type="string" table:style-name="ce1">
            <text:p>8.3338,40.9513</text:p>
          </table:table-cell>
          <table:table-cell table:style-name="ce1"/>
          <table:table-cell office:value-type="string" office:string-value="{'type': 'Feature', 'properties': {'name':'Porto Torres','quantity':1399715}, 'geometry': { 'type': 'Point', 'coordinates': [8.3338,40.9513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Porto Torres','quantity':1399715}, 'geometry': { 'type': 'Point', 'coordinates': [8.3338,40.951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6<text:s/>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1310122" table:style-name="ce2">
            <text:p>1310122</text:p>
          </table:table-cell>
          <table:table-cell table:style-name="ce2"/>
          <table:table-cell office:value-type="string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1310122}, 'geometry': { 'type': 'Point', 'coordinates': [121.4915,31.2246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Shanghai','quantity':1310122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7<text:s/>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1156357" table:style-name="ce2">
            <text:p>1156357</text:p>
          </table:table-cell>
          <table:table-cell table:style-name="ce2"/>
          <table:table-cell office:value-type="string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1156357}, 'geometry': { 'type': 'Point', 'coordinates': [9.0960,39.2204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Cagliari','quantity':1156357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8<text:s/></text:p>
          </table:table-cell>
          <table:table-cell office:value-type="string" table:style-name="ce1">
            <text:p>Catania</text:p>
          </table:table-cell>
          <table:table-cell office:value-type="string" table:style-name="ce1">
            <text:p>Italy</text:p>
          </table:table-cell>
          <table:table-cell office:value-type="float" office:value="1125597" table:style-name="ce2">
            <text:p>1125597</text:p>
          </table:table-cell>
          <table:table-cell table:style-name="ce2"/>
          <table:table-cell office:value-type="string" table:style-name="ce1">
            <text:p>15.0306,37.4603</text:p>
          </table:table-cell>
          <table:table-cell table:style-name="ce1"/>
          <table:table-cell office:value-type="string" office:string-value="{'type': 'Feature', 'properties': {'name':'Catania','quantity':1125597}, 'geometry': { 'type': 'Point', 'coordinates': [15.0306,37.4603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Catania','quantity':1125597}, 'geometry': { 'type': 'Point', 'coordinates': [15.0306,37.460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9<text:s/>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float" office:value="888937" table:style-name="ce2">
            <text:p>888937</text:p>
          </table:table-cell>
          <table:table-cell table:style-name="ce2"/>
          <table:table-cell office:value-type="string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888937}, 'geometry': { 'type': 'Point', 'coordinates': [103.85283,1.29063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Singapore','quantity':888937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0<text:s/></text:p>
          </table:table-cell>
          <table:table-cell office:value-type="string" table:style-name="ce1">
            <text:p>Rades</text:p>
          </table:table-cell>
          <table:table-cell office:value-type="string" table:style-name="ce1">
            <text:p>Tunisia</text:p>
          </table:table-cell>
          <table:table-cell office:value-type="float" office:value="888127" table:style-name="ce2">
            <text:p>888127</text:p>
          </table:table-cell>
          <table:table-cell table:style-name="ce2"/>
          <table:table-cell office:value-type="string" table:style-name="ce1">
            <text:p>10.27697,36.77440</text:p>
          </table:table-cell>
          <table:table-cell table:style-name="ce1"/>
          <table:table-cell office:value-type="string" office:string-value="{'type': 'Feature', 'properties': {'name':'Rades','quantity':888127}, 'geometry': { 'type': 'Point', 'coordinates': [10.27697,36.77440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Rades','quantity':888127}, 'geometry': { 'type': 'Point', 'coordinates': [10.27697,36.7744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1<text:s/>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float" office:value="870504" table:style-name="ce2">
            <text:p>870504</text:p>
          </table:table-cell>
          <table:table-cell table:style-name="ce2"/>
          <table:table-cell office:value-type="string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870504}, 'geometry': { 'type': 'Point', 'coordinates': [14.5244,35.9180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Malta','quantity':870504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2<text:s/>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float" office:value="722183" table:style-name="ce2">
            <text:p>722183</text:p>
          </table:table-cell>
          <table:table-cell table:style-name="ce2"/>
          <table:table-cell office:value-type="string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722183}, 'geometry': { 'type': 'Point', 'coordinates': [-73.9796,40.6979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New York','quantity':722183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3<text:s/>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float" office:value="702240" table:style-name="ce2">
            <text:p>702240</text:p>
          </table:table-cell>
          <table:table-cell table:style-name="ce2"/>
          <table:table-cell office:value-type="string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702240}, 'geometry': { 'type': 'Point', 'coordinates': [2.1889,41.3996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Barcelona','quantity':702240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4<text:s/>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float" office:value="696142" table:style-name="ce2">
            <text:p>696142</text:p>
          </table:table-cell>
          <table:table-cell table:style-name="ce2"/>
          <table:table-cell office:value-type="string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696142}, 'geometry': { 'type': 'Point', 'coordinates': [-94.9171,29.7232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Houston','quantity':696142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5<text:s/>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float" office:value="605208" table:style-name="ce2">
            <text:p>605208</text:p>
          </table:table-cell>
          <table:table-cell table:style-name="ce2"/>
          <table:table-cell office:value-type="string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05208}, 'geometry': { 'type': 'Point', 'coordinates': [114.1229,22.3434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Hong Kong','quantity':605208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6<text:s/></text:p>
          </table:table-cell>
          <table:table-cell office:value-type="string" table:style-name="ce1">
            <text:p>Milazzo</text:p>
          </table:table-cell>
          <table:table-cell office:value-type="string" table:style-name="ce1">
            <text:p>Italy</text:p>
          </table:table-cell>
          <table:table-cell office:value-type="float" office:value="581887" table:style-name="ce2">
            <text:p>581887</text:p>
          </table:table-cell>
          <table:table-cell table:style-name="ce2"/>
          <table:table-cell office:value-type="string" table:style-name="ce1">
            <text:p>15.2734,38.2144</text:p>
          </table:table-cell>
          <table:table-cell table:style-name="ce1"/>
          <table:table-cell office:value-type="string" office:string-value="{'type': 'Feature', 'properties': {'name':'Milazzo','quantity':581887}, 'geometry': { 'type': 'Point', 'coordinates': [15.2734,38.2144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Milazzo','quantity':581887}, 'geometry': { 'type': 'Point', 'coordinates': [15.2734,38.214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7<text:s/>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float" office:value="548428" table:style-name="ce2">
            <text:p>548428</text:p>
          </table:table-cell>
          <table:table-cell table:style-name="ce2"/>
          <table:table-cell office:value-type="string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548428}, 'geometry': { 'type': 'Point', 'coordinates': [10.3073,43.5457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Livorno','quantity':548428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8<text:s/>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float" office:value="464244" table:style-name="ce2">
            <text:p>464244</text:p>
          </table:table-cell>
          <table:table-cell table:style-name="ce2"/>
          <table:table-cell office:value-type="string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464244}, 'geometry': { 'type': 'Point', 'coordinates': [39.16404,21.58222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Jeddah','quantity':464244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9<text:s/>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float" office:value="452030" table:style-name="ce2">
            <text:p>452030</text:p>
          </table:table-cell>
          <table:table-cell table:style-name="ce2"/>
          <table:table-cell office:value-type="string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452030}, 'geometry': { 'type': 'Point', 'coordinates': [55.0687,24.9959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Jebel Ali','quantity':452030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<text:s/></text:p>
          </table:table-cell>
          <table:table-cell office:value-type="string" table:style-name="ce1">
            <text:p>Busan (Pusan)</text:p>
          </table:table-cell>
          <table:table-cell office:value-type="string" table:style-name="ce1">
            <text:p>South Korea</text:p>
          </table:table-cell>
          <table:table-cell office:value-type="float" office:value="450712" table:style-name="ce2">
            <text:p>450712</text:p>
          </table:table-cell>
          <table:table-cell table:style-name="ce2"/>
          <table:table-cell office:value-type="string" table:style-name="ce1">
            <text:p>129.0176,35.0803</text:p>
          </table:table-cell>
          <table:table-cell table:style-name="ce1"/>
          <table:table-cell office:value-type="string" office:string-value="{'type': 'Feature', 'properties': {'name':'Busan (Pusan)','quantity':450712}, 'geometry': { 'type': 'Point', 'coordinates': [129.0176,35.0803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Busan (Pusan)','quantity':450712}, 'geometry': { 'type': 'Point', 'coordinates': [129.0176,35.080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1<text:s/>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float" office:value="447702" table:style-name="ce2">
            <text:p>447702</text:p>
          </table:table-cell>
          <table:table-cell table:style-name="ce2"/>
          <table:table-cell office:value-type="string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447702}, 'geometry': { 'type': 'Point', 'coordinates': [121.54988,29.87203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Ningbo','quantity':447702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2<text:s/></text:p>
          </table:table-cell>
          <table:table-cell office:value-type="string" table:style-name="ce1">
            <text:p>Abo Terminal</text:p>
          </table:table-cell>
          <table:table-cell office:value-type="string" table:style-name="ce1">
            <text:p>Nigeria</text:p>
          </table:table-cell>
          <table:table-cell office:value-type="float" office:value="434774" table:style-name="ce2">
            <text:p>434774</text:p>
          </table:table-cell>
          <table:table-cell table:style-name="ce2"/>
          <table:table-cell office:value-type="string" table:style-name="ce1">
            <text:p>5.6840,4.7849</text:p>
          </table:table-cell>
          <table:table-cell table:style-name="ce1"/>
          <table:table-cell office:value-type="string" office:string-value="{'type': 'Feature', 'properties': {'name':'Abo Terminal','quantity':434774}, 'geometry': { 'type': 'Point', 'coordinates': [5.6840,4.7849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Abo Terminal','quantity':434774}, 'geometry': { 'type': 'Point', 'coordinates': [5.6840,4.784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3<text:s/>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float" office:value="432633" table:style-name="ce2">
            <text:p>432633</text:p>
          </table:table-cell>
          <table:table-cell table:style-name="ce2"/>
          <table:table-cell office:value-type="string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432633}, 'geometry': { 'type': 'Point', 'coordinates': [101.3006,2.9410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Port Kelang','quantity':432633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4<text:s/>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float" office:value="431061" table:style-name="ce2">
            <text:p>431061</text:p>
          </table:table-cell>
          <table:table-cell table:style-name="ce2"/>
          <table:table-cell office:value-type="string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431061}, 'geometry': { 'type': 'Point', 'coordinates': [29.8944,31.1990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Alexandria','quantity':431061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5<text:s/></text:p>
          </table:table-cell>
          <table:table-cell office:value-type="string" table:style-name="ce1">
            <text:p>Tunis<text:s/></text:p>
          </table:table-cell>
          <table:table-cell office:value-type="string" table:style-name="ce1">
            <text:p>Tunisia</text:p>
          </table:table-cell>
          <table:table-cell office:value-type="float" office:value="429372" table:style-name="ce2">
            <text:p>429372</text:p>
          </table:table-cell>
          <table:table-cell table:style-name="ce2"/>
          <table:table-cell office:value-type="string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 ','quantity':429372}, 'geometry': { 'type': 'Point', 'coordinates': [10.18479,36.80011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Tunis ','quantity':429372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6<text:s/></text:p>
          </table:table-cell>
          <table:table-cell office:value-type="string" table:style-name="ce1">
            <text:p>La Skirra</text:p>
          </table:table-cell>
          <table:table-cell office:value-type="string" table:style-name="ce1">
            <text:p>Tunisia</text:p>
          </table:table-cell>
          <table:table-cell office:value-type="float" office:value="390936" table:style-name="ce2">
            <text:p>390936</text:p>
          </table:table-cell>
          <table:table-cell table:style-name="ce2"/>
          <table:table-cell office:value-type="string" table:style-name="ce1">
            <text:p>10.16544,34.334289</text:p>
          </table:table-cell>
          <table:table-cell table:style-name="ce1"/>
          <table:table-cell office:value-type="string" office:string-value="{'type': 'Feature', 'properties': {'name':'La Skirra','quantity':390936}, 'geometry': { 'type': 'Point', 'coordinates': [10.16544,34.334289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La Skirra','quantity':390936}, 'geometry': { 'type': 'Point', 'coordinates': [10.16544,34.33428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7<text:s/></text:p>
          </table:table-cell>
          <table:table-cell office:value-type="string" table:style-name="ce1">
            <text:p>Porto Foxi</text:p>
          </table:table-cell>
          <table:table-cell office:value-type="string" table:style-name="ce1">
            <text:p>Italy</text:p>
          </table:table-cell>
          <table:table-cell office:value-type="float" office:value="380238" table:style-name="ce2">
            <text:p>380238</text:p>
          </table:table-cell>
          <table:table-cell table:style-name="ce2"/>
          <table:table-cell office:value-type="string" table:style-name="ce1">
            <text:p>9.0293,39.0797</text:p>
          </table:table-cell>
          <table:table-cell table:style-name="ce1"/>
          <table:table-cell office:value-type="string" office:string-value="{'type': 'Feature', 'properties': {'name':'Porto Foxi','quantity':380238}, 'geometry': { 'type': 'Point', 'coordinates': [9.0293,39.0797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Porto Foxi','quantity':380238}, 'geometry': { 'type': 'Point', 'coordinates': [9.0293,39.079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8<text:s/></text:p>
          </table:table-cell>
          <table:table-cell office:value-type="string" table:style-name="ce1">
            <text:p>Moudi Terminal</text:p>
          </table:table-cell>
          <table:table-cell office:value-type="string" table:style-name="ce1">
            <text:p>Cameroon</text:p>
          </table:table-cell>
          <table:table-cell office:value-type="float" office:value="355742" table:style-name="ce2">
            <text:p>355742</text:p>
          </table:table-cell>
          <table:table-cell table:style-name="ce2"/>
          <table:table-cell office:value-type="string" table:style-name="ce1">
            <text:p>4.3611,8.4488</text:p>
          </table:table-cell>
          <table:table-cell table:style-name="ce1"/>
          <table:table-cell office:value-type="string" office:string-value="{'type': 'Feature', 'properties': {'name':'Moudi Terminal','quantity':355742}, 'geometry': { 'type': 'Point', 'coordinates': [4.3611,8.4488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Moudi Terminal','quantity':355742}, 'geometry': { 'type': 'Point', 'coordinates': [4.3611,8.448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9<text:s/></text:p>
          </table:table-cell>
          <table:table-cell office:value-type="string" table:style-name="ce1">
            <text:p>Batumi</text:p>
          </table:table-cell>
          <table:table-cell office:value-type="string" table:style-name="ce1">
            <text:p>Georgia</text:p>
          </table:table-cell>
          <table:table-cell office:value-type="float" office:value="344830" table:style-name="ce2">
            <text:p>344830</text:p>
          </table:table-cell>
          <table:table-cell table:style-name="ce2"/>
          <table:table-cell office:value-type="string" table:style-name="ce1">
            <text:p>41.6658,41.6568</text:p>
          </table:table-cell>
          <table:table-cell table:style-name="ce1"/>
          <table:table-cell office:value-type="string" office:string-value="{'type': 'Feature', 'properties': {'name':'Batumi','quantity':344830}, 'geometry': { 'type': 'Point', 'coordinates': [41.6658,41.6568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Batumi','quantity':344830}, 'geometry': { 'type': 'Point', 'coordinates': [41.6658,41.656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0<text:s/>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Italy</text:p>
          </table:table-cell>
          <table:table-cell office:value-type="float" office:value="334332" table:style-name="ce2">
            <text:p>334332</text:p>
          </table:table-cell>
          <table:table-cell table:style-name="ce2"/>
          <table:table-cell office:value-type="string" table:style-name="ce1">
            <text:p>37.9872,13.7101</text:p>
          </table:table-cell>
          <table:table-cell table:style-name="ce1"/>
          <table:table-cell office:value-type="string" office:string-value="{'type': 'Feature', 'properties': {'name':'Termini Imerese','quantity':334332}, 'geometry': { 'type': 'Point', 'coordinates': [37.9872,13.7101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Termini Imerese','quantity':334332}, 'geometry': { 'type': 'Point', 'coordinates': [37.9872,13.710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1<text:s/>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Italy</text:p>
          </table:table-cell>
          <table:table-cell office:value-type="float" office:value="330119" table:style-name="ce2">
            <text:p>330119</text:p>
          </table:table-cell>
          <table:table-cell table:style-name="ce2"/>
          <table:table-cell office:value-type="string" table:style-name="ce1">
            <text:p>15.2059,37.2240</text:p>
          </table:table-cell>
          <table:table-cell table:style-name="ce1"/>
          <table:table-cell office:value-type="string" office:string-value="{'type': 'Feature', 'properties': {'name':'Augusta','quantity':330119}, 'geometry': { 'type': 'Point', 'coordinates': [15.2059,37.2240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Augusta','quantity':330119}, 'geometry': { 'type': 'Point', 'coordinates': [15.2059,37.224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2<text:s/></text:p>
          </table:table-cell>
          <table:table-cell office:value-type="string" table:style-name="ce1">
            <text:p>Jawaharlal Neru (Nhava Sheva)</text:p>
          </table:table-cell>
          <table:table-cell office:value-type="string" table:style-name="ce1">
            <text:p>India</text:p>
          </table:table-cell>
          <table:table-cell office:value-type="float" office:value="310655" table:style-name="ce2">
            <text:p>310655</text:p>
          </table:table-cell>
          <table:table-cell table:style-name="ce2"/>
          <table:table-cell office:value-type="string" table:style-name="ce1">
            <text:p>72.9644,18.9629</text:p>
          </table:table-cell>
          <table:table-cell table:style-name="ce1"/>
          <table:table-cell office:value-type="string" office:string-value="{'type': 'Feature', 'properties': {'name':'Jawaharlal Neru (Nhava Sheva)','quantity':310655}, 'geometry': { 'type': 'Point', 'coordinates': [72.9644,18.9629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Jawaharlal Neru (Nhava Sheva)','quantity':310655}, 'geometry': { 'type': 'Point', 'coordinates': [72.9644,18.962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3<text:s/></text:p>
          </table:table-cell>
          <table:table-cell office:value-type="string" table:style-name="ce1">
            <text:p>Tuapse</text:p>
          </table:table-cell>
          <table:table-cell office:value-type="string" table:style-name="ce1">
            <text:p>Russia</text:p>
          </table:table-cell>
          <table:table-cell office:value-type="float" office:value="308939" table:style-name="ce2">
            <text:p>308939</text:p>
          </table:table-cell>
          <table:table-cell table:style-name="ce2"/>
          <table:table-cell office:value-type="string" table:style-name="ce1">
            <text:p>44.0959,39.0691</text:p>
          </table:table-cell>
          <table:table-cell table:style-name="ce1"/>
          <table:table-cell office:value-type="string" office:string-value="{'type': 'Feature', 'properties': {'name':'Tuapse','quantity':308939}, 'geometry': { 'type': 'Point', 'coordinates': [44.0959,39.0691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Tuapse','quantity':308939}, 'geometry': { 'type': 'Point', 'coordinates': [44.0959,39.069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4<text:s/></text:p>
          </table:table-cell>
          <table:table-cell office:value-type="string" table:style-name="ce1">
            <text:p>Olbia</text:p>
          </table:table-cell>
          <table:table-cell office:value-type="string" table:style-name="ce1">
            <text:p>Italy</text:p>
          </table:table-cell>
          <table:table-cell office:value-type="float" office:value="297845" table:style-name="ce2">
            <text:p>297845</text:p>
          </table:table-cell>
          <table:table-cell table:style-name="ce2"/>
          <table:table-cell office:value-type="string" table:style-name="ce1">
            <text:p>9.5397,40.9206</text:p>
          </table:table-cell>
          <table:table-cell table:style-name="ce1"/>
          <table:table-cell office:value-type="string" office:string-value="{'type': 'Feature', 'properties': {'name':'Olbia','quantity':297845}, 'geometry': { 'type': 'Point', 'coordinates': [9.5397,40.9206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Olbia','quantity':297845}, 'geometry': { 'type': 'Point', 'coordinates': [9.5397,40.920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5<text:s/></text:p>
          </table:table-cell>
          <table:table-cell office:value-type="string" table:style-name="ce1">
            <text:p>Sikda</text:p>
          </table:table-cell>
          <table:table-cell office:value-type="string" table:style-name="ce1">
            <text:p>Algeria</text:p>
          </table:table-cell>
          <table:table-cell office:value-type="float" office:value="287176" table:style-name="ce2">
            <text:p>287176</text:p>
          </table:table-cell>
          <table:table-cell table:style-name="ce2"/>
          <table:table-cell office:value-type="string" table:style-name="ce1">
            <text:p>6.9065,36.8891</text:p>
          </table:table-cell>
          <table:table-cell table:style-name="ce1"/>
          <table:table-cell office:value-type="string" office:string-value="{'type': 'Feature', 'properties': {'name':'Sikda','quantity':287176}, 'geometry': { 'type': 'Point', 'coordinates': [6.9065,36.8891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Sikda','quantity':287176}, 'geometry': { 'type': 'Point', 'coordinates': [6.9065,36.889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6<text:s/></text:p>
          </table:table-cell>
          <table:table-cell office:value-type="string" table:style-name="ce1">
            <text:p>Sidi Kerir Terminal</text:p>
          </table:table-cell>
          <table:table-cell office:value-type="string" table:style-name="ce1">
            <text:p>Egypt</text:p>
          </table:table-cell>
          <table:table-cell office:value-type="float" office:value="286705" table:style-name="ce2">
            <text:p>286705</text:p>
          </table:table-cell>
          <table:table-cell table:style-name="ce2"/>
          <table:table-cell office:value-type="string" table:style-name="ce1">
            <text:p>29.6734,31.0516</text:p>
          </table:table-cell>
          <table:table-cell table:style-name="ce1"/>
          <table:table-cell office:value-type="string" office:string-value="{'type': 'Feature', 'properties': {'name':'Sidi Kerir Terminal','quantity':286705}, 'geometry': { 'type': 'Point', 'coordinates': [29.6734,31.0516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Sidi Kerir Terminal','quantity':286705}, 'geometry': { 'type': 'Point', 'coordinates': [29.6734,31.051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7<text:s/>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Arab Emirates</text:p>
          </table:table-cell>
          <table:table-cell office:value-type="float" office:value="280893" table:style-name="ce2">
            <text:p>280893</text:p>
          </table:table-cell>
          <table:table-cell table:style-name="ce2"/>
          <table:table-cell office:value-type="string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280893}, 'geometry': { 'type': 'Point', 'coordinates': [-81.0980,31.9996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Savannah','quantity':280893}, 'geometry': { 'type': 'Point', 'coordinates': [-81.0980,31.999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8<text:s/></text:p>
          </table:table-cell>
          <table:table-cell office:value-type="string" table:style-name="ce1">
            <text:p>Qingdao</text:p>
          </table:table-cell>
          <table:table-cell office:value-type="string" table:style-name="ce1">
            <text:p>China</text:p>
          </table:table-cell>
          <table:table-cell office:value-type="float" office:value="279263" table:style-name="ce2">
            <text:p>279263</text:p>
          </table:table-cell>
          <table:table-cell table:style-name="ce2"/>
          <table:table-cell office:value-type="string" table:style-name="ce1">
            <text:p>120.3189,36.0696</text:p>
          </table:table-cell>
          <table:table-cell table:style-name="ce1"/>
          <table:table-cell office:value-type="string" office:string-value="{'type': 'Feature', 'properties': {'name':'Qingdao','quantity':279263}, 'geometry': { 'type': 'Point', 'coordinates': [120.3189,36.0696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Qingdao','quantity':279263}, 'geometry': { 'type': 'Point', 'coordinates': [120.3189,36.069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9<text:s/>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Spain</text:p>
          </table:table-cell>
          <table:table-cell office:value-type="float" office:value="276613" table:style-name="ce2">
            <text:p>276613</text:p>
          </table:table-cell>
          <table:table-cell table:style-name="ce2"/>
          <table:table-cell office:value-type="string" table:style-name="ce1">
            <text:p>-5.4278,36.1386</text:p>
          </table:table-cell>
          <table:table-cell table:style-name="ce1"/>
          <table:table-cell office:value-type="string" office:string-value="{'type': 'Feature', 'properties': {'name':'Algeciras','quantity':276613}, 'geometry': { 'type': 'Point', 'coordinates': [-5.4278,36.1386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Algeciras','quantity':276613}, 'geometry': { 'type': 'Point', 'coordinates': [-5.4278,36.138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0<text:s/>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float" office:value="273893" table:style-name="ce2">
            <text:p>273893</text:p>
          </table:table-cell>
          <table:table-cell table:style-name="ce2"/>
          <table:table-cell office:value-type="string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73893}, 'geometry': { 'type': 'Point', 'coordinates': [-73.6554,45.5027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Montreal','quantity':273893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1<text:s/>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float" office:value="273025" table:style-name="ce2">
            <text:p>273025</text:p>
          </table:table-cell>
          <table:table-cell table:style-name="ce2"/>
          <table:table-cell office:value-type="string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273025}, 'geometry': { 'type': 'Point', 'coordinates': [-46.2900,-23.8643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Santos','quantity':273025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2<text:s/></text:p>
          </table:table-cell>
          <table:table-cell office:value-type="string" table:style-name="ce1">
            <text:p>Piraeus</text:p>
          </table:table-cell>
          <table:table-cell office:value-type="string" table:style-name="ce1">
            <text:p>Greece</text:p>
          </table:table-cell>
          <table:table-cell office:value-type="float" office:value="269430" table:style-name="ce2">
            <text:p>269430</text:p>
          </table:table-cell>
          <table:table-cell table:style-name="ce2"/>
          <table:table-cell office:value-type="string" table:style-name="ce1">
            <text:p>23.6486215,37.9441517</text:p>
          </table:table-cell>
          <table:table-cell table:style-name="ce1"/>
          <table:table-cell office:value-type="string" office:string-value="{'type': 'Feature', 'properties': {'name':'Piraeus','quantity':269430}, 'geometry': { 'type': 'Point', 'coordinates': [23.6486215,37.9441517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Piraeus','quantity':269430}, 'geometry': { 'type': 'Point', 'coordinates': [23.6486215,37.944151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3<text:s/>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float" office:value="264109" table:style-name="ce2">
            <text:p>264109</text:p>
          </table:table-cell>
          <table:table-cell table:style-name="ce2"/>
          <table:table-cell office:value-type="string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64109}, 'geometry': { 'type': 'Point', 'coordinates': [120.2893,22.6015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Kaohsiung','quantity':264109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4<text:s/>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float" office:value="258950" table:style-name="ce2">
            <text:p>258950</text:p>
          </table:table-cell>
          <table:table-cell table:style-name="ce2"/>
          <table:table-cell office:value-type="string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258950}, 'geometry': { 'type': 'Point', 'coordinates': [15.9207,38.4271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Gioia Tauro','quantity':258950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5<text:s/></text:p>
          </table:table-cell>
          <table:table-cell office:value-type="string" table:style-name="ce1">
            <text:p>Tartous</text:p>
          </table:table-cell>
          <table:table-cell office:value-type="string" table:style-name="ce1">
            <text:p>Syria</text:p>
          </table:table-cell>
          <table:table-cell office:value-type="float" office:value="255223" table:style-name="ce2">
            <text:p>255223</text:p>
          </table:table-cell>
          <table:table-cell table:style-name="ce2"/>
          <table:table-cell office:value-type="string" table:style-name="ce1">
            <text:p>35.8851686,34.8936203</text:p>
          </table:table-cell>
          <table:table-cell table:style-name="ce1"/>
          <table:table-cell office:value-type="string" office:string-value="{'type': 'Feature', 'properties': {'name':'Tartous','quantity':255223}, 'geometry': { 'type': 'Point', 'coordinates': [35.8851686,34.8936203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Tartous','quantity':255223}, 'geometry': { 'type': 'Point', 'coordinates': [35.8851686,34.893620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6<text:s/></text:p>
          </table:table-cell>
          <table:table-cell office:value-type="string" table:style-name="ce1">
            <text:p>Zawia Terminal</text:p>
          </table:table-cell>
          <table:table-cell office:value-type="string" table:style-name="ce1">
            <text:p>Libya</text:p>
          </table:table-cell>
          <table:table-cell office:value-type="float" office:value="248560" table:style-name="ce2">
            <text:p>248560</text:p>
          </table:table-cell>
          <table:table-cell table:style-name="ce2"/>
          <table:table-cell office:value-type="string" table:style-name="ce1">
            <text:p>12.7224,32.7706</text:p>
          </table:table-cell>
          <table:table-cell table:style-name="ce1"/>
          <table:table-cell office:value-type="string" office:string-value="{'type': 'Feature', 'properties': {'name':'Zawia Terminal','quantity':248560}, 'geometry': { 'type': 'Point', 'coordinates': [12.7224,32.7706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Zawia Terminal','quantity':248560}, 'geometry': { 'type': 'Point', 'coordinates': [12.7224,32.770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7<text:s/>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float" office:value="247725" table:style-name="ce2">
            <text:p>247725</text:p>
          </table:table-cell>
          <table:table-cell table:style-name="ce2"/>
          <table:table-cell office:value-type="string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47725}, 'geometry': { 'type': 'Point', 'coordinates': [56.3709,25.3584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Khor al Fakkan','quantity':247725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8<text:s/></text:p>
          </table:table-cell>
          <table:table-cell office:value-type="string" table:style-name="ce1">
            <text:p>Kulevi</text:p>
          </table:table-cell>
          <table:table-cell office:value-type="string" table:style-name="ce1">
            <text:p>Georgia</text:p>
          </table:table-cell>
          <table:table-cell office:value-type="float" office:value="237364" table:style-name="ce2">
            <text:p>237364</text:p>
          </table:table-cell>
          <table:table-cell table:style-name="ce2"/>
          <table:table-cell office:value-type="string" table:style-name="ce1">
            <text:p>42.2699,41.6578</text:p>
          </table:table-cell>
          <table:table-cell table:style-name="ce1"/>
          <table:table-cell office:value-type="string" office:string-value="{'type': 'Feature', 'properties': {'name':'Kulevi','quantity':237364}, 'geometry': { 'type': 'Point', 'coordinates': [42.2699,41.6578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Kulevi','quantity':237364}, 'geometry': { 'type': 'Point', 'coordinates': [42.2699,41.657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9<text:s/>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ypt</text:p>
          </table:table-cell>
          <table:table-cell office:value-type="float" office:value="234310" table:style-name="ce2">
            <text:p>234310</text:p>
          </table:table-cell>
          <table:table-cell table:style-name="ce2"/>
          <table:table-cell office:value-type="string" table:style-name="ce1">
            <text:p>32.3192,31.2567</text:p>
          </table:table-cell>
          <table:table-cell table:style-name="ce1"/>
          <table:table-cell office:value-type="string" office:string-value="{'type': 'Feature', 'properties': {'name':'Port Said','quantity':234310}, 'geometry': { 'type': 'Point', 'coordinates': [32.3192,31.2567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Port Said','quantity':234310}, 'geometry': { 'type': 'Point', 'coordinates': [32.3192,31.256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0<text:s/>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float" office:value="210705" table:style-name="ce2">
            <text:p>210705</text:p>
          </table:table-cell>
          <table:table-cell table:style-name="ce2"/>
          <table:table-cell office:value-type="string" table:style-name="ce1">
            <text:p>103.54571,1.3570015</text:p>
          </table:table-cell>
          <table:table-cell table:style-name="ce1"/>
          <table:table-cell office:value-type="string" office:string-value="{'type': 'Feature', 'properties': {'name':'Tanjong Pelepas','quantity':210705}, 'geometry': { 'type': 'Point', 'coordinates': [103.54571,1.3570015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Tanjong Pelepas','quantity':210705}, 'geometry': { 'type': 'Point', 'coordinates': [103.54571,1.3570015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1<text:s/></text:p>
          </table:table-cell>
          <table:table-cell office:value-type="string" table:style-name="ce1">
            <text:p>Baniyas</text:p>
          </table:table-cell>
          <table:table-cell office:value-type="string" table:style-name="ce1">
            <text:p>Syria</text:p>
          </table:table-cell>
          <table:table-cell office:value-type="float" office:value="210279" table:style-name="ce2">
            <text:p>210279</text:p>
          </table:table-cell>
          <table:table-cell table:style-name="ce2"/>
          <table:table-cell office:value-type="string" table:style-name="ce1">
            <text:p>35.944906,35.1820319</text:p>
          </table:table-cell>
          <table:table-cell table:style-name="ce1"/>
          <table:table-cell office:value-type="string" office:string-value="{'type': 'Feature', 'properties': {'name':'Baniyas','quantity':210279}, 'geometry': { 'type': 'Point', 'coordinates': [35.944906,35.1820319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Baniyas','quantity':210279}, 'geometry': { 'type': 'Point', 'coordinates': [35.944906,35.182031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2<text:s/>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float" office:value="209864" table:style-name="ce2">
            <text:p>209864</text:p>
          </table:table-cell>
          <table:table-cell table:style-name="ce2"/>
          <table:table-cell office:value-type="string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209864}, 'geometry': { 'type': 'Point', 'coordinates': [-0.3525,39.4228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Valencia','quantity':209864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<text:s/></text:p>
          </table:table-cell>
          <table:table-cell office:value-type="string" table:style-name="ce1">
            <text:p>Shekou</text:p>
          </table:table-cell>
          <table:table-cell office:value-type="string" table:style-name="ce1">
            <text:p>China</text:p>
          </table:table-cell>
          <table:table-cell office:value-type="float" office:value="207283" table:style-name="ce2">
            <text:p>207283</text:p>
          </table:table-cell>
          <table:table-cell table:style-name="ce2"/>
          <table:table-cell office:value-type="string" table:style-name="ce1">
            <text:p>113.9161,22.4715</text:p>
          </table:table-cell>
          <table:table-cell table:style-name="ce1"/>
          <table:table-cell office:value-type="string" office:string-value="{'type': 'Feature', 'properties': {'name':'Shekou','quantity':207283}, 'geometry': { 'type': 'Point', 'coordinates': [113.9161,22.4715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Shekou','quantity':207283}, 'geometry': { 'type': 'Point', 'coordinates': [113.9161,22.4715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4<text:s/></text:p>
          </table:table-cell>
          <table:table-cell office:value-type="string" table:style-name="ce1">
            <text:p>Dumai, Sumatra</text:p>
          </table:table-cell>
          <table:table-cell office:value-type="string" table:style-name="ce1">
            <text:p>Indonesia</text:p>
          </table:table-cell>
          <table:table-cell office:value-type="float" office:value="203796" table:style-name="ce2">
            <text:p>203796</text:p>
          </table:table-cell>
          <table:table-cell table:style-name="ce2"/>
          <table:table-cell office:value-type="string" table:style-name="ce1">
            <text:p>101.4532617,1.6815017</text:p>
          </table:table-cell>
          <table:table-cell table:style-name="ce1"/>
          <table:table-cell office:value-type="string" office:string-value="{'type': 'Feature', 'properties': {'name':'Dumai, Sumatra','quantity':203796}, 'geometry': { 'type': 'Point', 'coordinates': [101.4532617,1.6815017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Dumai, Sumatra','quantity':203796}, 'geometry': { 'type': 'Point', 'coordinates': [101.4532617,1.681501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5<text:s/>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United States of America</text:p>
          </table:table-cell>
          <table:table-cell office:value-type="float" office:value="200084" table:style-name="ce2">
            <text:p>200084</text:p>
          </table:table-cell>
          <table:table-cell table:style-name="ce2"/>
          <table:table-cell office:value-type="string" table:style-name="ce1">
            <text:p>-74.1246,40.6993</text:p>
          </table:table-cell>
          <table:table-cell table:style-name="ce1"/>
          <table:table-cell office:value-type="string" office:string-value="{'type': 'Feature', 'properties': {'name':'Newark','quantity':200084}, 'geometry': { 'type': 'Point', 'coordinates': [-74.1246,40.6993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Newark','quantity':200084}, 'geometry': { 'type': 'Point', 'coordinates': [-74.1246,40.699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6<text:s/></text:p>
          </table:table-cell>
          <table:table-cell office:value-type="string" table:style-name="ce1">
            <text:p>Damietta</text:p>
          </table:table-cell>
          <table:table-cell office:value-type="string" table:style-name="ce1">
            <text:p>Egypt</text:p>
          </table:table-cell>
          <table:table-cell office:value-type="float" office:value="198140" table:style-name="ce2">
            <text:p>198140</text:p>
          </table:table-cell>
          <table:table-cell table:style-name="ce2"/>
          <table:table-cell office:value-type="string" table:style-name="ce1">
            <text:p>31.82137,31.41674</text:p>
          </table:table-cell>
          <table:table-cell table:style-name="ce1"/>
          <table:table-cell office:value-type="string" office:string-value="{'type': 'Feature', 'properties': {'name':'Damietta','quantity':198140}, 'geometry': { 'type': 'Point', 'coordinates': [31.82137,31.41674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Damietta','quantity':198140}, 'geometry': { 'type': 'Point', 'coordinates': [31.82137,31.4167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7<text:s/>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float" office:value="195132" table:style-name="ce2">
            <text:p>195132</text:p>
          </table:table-cell>
          <table:table-cell table:style-name="ce2"/>
          <table:table-cell office:value-type="string" table:style-name="ce1">
            <text:p>7.7599808,36.920006</text:p>
          </table:table-cell>
          <table:table-cell table:style-name="ce1"/>
          <table:table-cell office:value-type="string" office:string-value="{'type': 'Feature', 'properties': {'name':'Alger','quantity':195132}, 'geometry': { 'type': 'Point', 'coordinates': [7.7599808,36.920006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Alger','quantity':195132}, 'geometry': { 'type': 'Point', 'coordinates': [7.7599808,36.92000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8<text:s/>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Spain</text:p>
          </table:table-cell>
          <table:table-cell office:value-type="float" office:value="193387" table:style-name="ce2">
            <text:p>193387</text:p>
          </table:table-cell>
          <table:table-cell table:style-name="ce2"/>
          <table:table-cell office:value-type="string" table:style-name="ce1">
            <text:p>-15.4357,28.0514</text:p>
          </table:table-cell>
          <table:table-cell table:style-name="ce1"/>
          <table:table-cell office:value-type="string" office:string-value="{'type': 'Feature', 'properties': {'name':'Las Palmas','quantity':193387}, 'geometry': { 'type': 'Point', 'coordinates': [-15.4357,28.0514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Las Palmas','quantity':193387}, 'geometry': { 'type': 'Point', 'coordinates': [-15.4357,28.051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9<text:s/>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float" office:value="193196" table:style-name="ce2">
            <text:p>193196</text:p>
          </table:table-cell>
          <table:table-cell table:style-name="ce2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193196}, 'geometry': { 'type': 'Point', 'coordinates': [4.945595,43.4380714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Fos-sur-Mer','quantity':193196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60<text:s/>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float" office:value="185072" table:style-name="ce2">
            <text:p>185072</text:p>
          </table:table-cell>
          <table:table-cell table:style-name="ce2"/>
          <table:table-cell office:value-type="string" table:style-name="ce1">
            <text:p>-58.44598,-34.61287</text:p>
          </table:table-cell>
          <table:table-cell table:style-name="ce1"/>
          <table:table-cell office:value-type="string" office:string-value="{'type': 'Feature', 'properties': {'name':'Buenos Aires','quantity':185072}, 'geometry': { 'type': 'Point', 'coordinates': [-58.44598,-34.61287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Buenos Aires','quantity':185072}, 'geometry': { 'type': 'Point', 'coordinates': [-58.44598,-34.6128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61<text:s/></text:p>
          </table:table-cell>
          <table:table-cell office:value-type="string" table:style-name="ce1">
            <text:p>Tess/Hartlepool</text:p>
          </table:table-cell>
          <table:table-cell office:value-type="string" table:style-name="ce1">
            <text:p>England</text:p>
          </table:table-cell>
          <table:table-cell office:value-type="float" office:value="185039" table:style-name="ce2">
            <text:p>185039</text:p>
          </table:table-cell>
          <table:table-cell table:style-name="ce2"/>
          <table:table-cell office:value-type="string" table:style-name="ce1">
            <text:p>-1.2031,54.6947</text:p>
          </table:table-cell>
          <table:table-cell table:style-name="ce1"/>
          <table:table-cell office:value-type="string" office:string-value="{'type': 'Feature', 'properties': {'name':'Tess/Hartlepool','quantity':185039}, 'geometry': { 'type': 'Point', 'coordinates': [-1.2031,54.6947] }}" table:formula="of:=CONCATENATE(&quot;{'type': 'Feature', 'properties': {'name':'&quot;;[.B64];&quot;','quantity':&quot;;[.D64];&quot;}, 'geometry': { 'type': 'Point', 'coordinates': [&quot;;[.F64];&quot;] }}&quot;)" table:style-name="ce1">
            <text:p>{'type': 'Feature', 'properties': {'name':'Tess/Hartlepool','quantity':185039}, 'geometry': { 'type': 'Point', 'coordinates': [-1.2031,54.6947] }}</text:p>
          </table:table-cell>
          <table:table-cell table:number-columns-repeated="16376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data__44_." table:cell-range-address="TON.$A$1:TON.$D$64" table:base-cell-address="TON.$A$1"/>
        </table:named-expressions>
      </table:table>
      <table:table table:name="'file:///C:/xampp/htdocs/GenoaPortStats/top61/portstat.ods'#TEUS" table:style-name="ta3">
        <table:table-source xlink:href="file:///C:/xampp/htdocs/GenoaPortStats/top61/portstat.ods" table:table-name="TEUS" table:mode="copy-results-only"/>
        <table:table-column/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Shanghai"/>
          <table:table-cell office:value-type="string" office:string-value="China"/>
          <table:table-cell office:value-type="string" office:string-value="120320"/>
          <table:table-cell/>
          <table:table-cell office:value-type="string" office:string-value="31.2246,121.4915"/>
          <table:table-cell/>
          <table:table-cell office:value-type="string" office:string-value="121.4915,31.2246"/>
          <table:table-cell table:number-columns-repeated="16376"/>
        </table:table-row>
        <table:table-row>
          <table:table-cell/>
          <table:table-cell office:value-type="string" office:string-value="Singapore"/>
          <table:table-cell office:value-type="string" office:string-value="Singapore"/>
          <table:table-cell office:value-type="float" office:value="107024"/>
          <table:table-cell/>
          <table:table-cell office:value-type="string" office:string-value="1.29063,103.85283"/>
          <table:table-cell/>
          <table:table-cell office:value-type="string" office:string-value="103.85283,1.29063"/>
          <table:table-cell table:number-columns-repeated="16376"/>
        </table:table-row>
        <table:table-row>
          <table:table-cell/>
          <table:table-cell office:value-type="string" office:string-value="Hong Kong"/>
          <table:table-cell office:value-type="string" office:string-value="China"/>
          <table:table-cell office:value-type="float" office:value="59804"/>
          <table:table-cell/>
          <table:table-cell office:value-type="string" office:string-value="22.3434,114.1229"/>
          <table:table-cell/>
          <table:table-cell office:value-type="string" office:string-value="114.1229,22.3434"/>
          <table:table-cell table:number-columns-repeated="16376"/>
        </table:table-row>
        <table:table-row>
          <table:table-cell/>
          <table:table-cell office:value-type="string" office:string-value="Jeddah"/>
          <table:table-cell office:value-type="string" office:string-value="Saudi Arabia"/>
          <table:table-cell office:value-type="float" office:value="56922"/>
          <table:table-cell/>
          <table:table-cell office:value-type="string" office:string-value="21.58222,39.16404"/>
          <table:table-cell/>
          <table:table-cell office:value-type="string" office:string-value="39.16404,21.58222"/>
          <table:table-cell table:number-columns-repeated="16376"/>
        </table:table-row>
        <table:table-row>
          <table:table-cell/>
          <table:table-cell office:value-type="string" office:string-value="Jebel Ali"/>
          <table:table-cell office:value-type="string" office:string-value="United Arab Emirates"/>
          <table:table-cell office:value-type="float" office:value="49906"/>
          <table:table-cell/>
          <table:table-cell office:value-type="string" office:string-value="24.9959,55.0687"/>
          <table:table-cell/>
          <table:table-cell office:value-type="string" office:string-value="55.0687,24.9959"/>
          <table:table-cell table:number-columns-repeated="16376"/>
        </table:table-row>
        <table:table-row>
          <table:table-cell/>
          <table:table-cell office:value-type="string" office:string-value="Ningbo"/>
          <table:table-cell office:value-type="string" office:string-value="China"/>
          <table:table-cell office:value-type="float" office:value="49129"/>
          <table:table-cell/>
          <table:table-cell office:value-type="string" office:string-value="29.87203,121.54988"/>
          <table:table-cell/>
          <table:table-cell office:value-type="string" office:string-value="121.54988,29.87203"/>
          <table:table-cell table:number-columns-repeated="16376"/>
        </table:table-row>
        <table:table-row>
          <table:table-cell/>
          <table:table-cell office:value-type="string" office:string-value="Santos"/>
          <table:table-cell office:value-type="string" office:string-value="Brazil"/>
          <table:table-cell office:value-type="float" office:value="47616"/>
          <table:table-cell/>
          <table:table-cell office:value-type="string" office:string-value="-23.8643,-46.2900"/>
          <table:table-cell/>
          <table:table-cell office:value-type="string" office:string-value="-46.2900,-23.8643"/>
          <table:table-cell table:number-columns-repeated="16376"/>
        </table:table-row>
        <table:table-row>
          <table:table-cell/>
          <table:table-cell office:value-type="string" office:string-value="Busan (Pusan)"/>
          <table:table-cell office:value-type="string" office:string-value="South Korea"/>
          <table:table-cell office:value-type="float" office:value="43513"/>
          <table:table-cell/>
          <table:table-cell office:value-type="string" office:string-value="35.0803,129.0176"/>
          <table:table-cell/>
          <table:table-cell office:value-type="string" office:string-value="129.0176,35.0803"/>
          <table:table-cell table:number-columns-repeated="16376"/>
        </table:table-row>
        <table:table-row>
          <table:table-cell/>
          <table:table-cell office:value-type="string" office:string-value="Algeciras"/>
          <table:table-cell office:value-type="string" office:string-value="Spain"/>
          <table:table-cell office:value-type="float" office:value="42804"/>
          <table:table-cell/>
          <table:table-cell office:value-type="string" office:string-value="36.1386,-5.4278"/>
          <table:table-cell/>
          <table:table-cell office:value-type="string" office:string-value="-5.4278,36.1386"/>
          <table:table-cell table:number-columns-repeated="16376"/>
        </table:table-row>
        <table:table-row>
          <table:table-cell/>
          <table:table-cell office:value-type="string" office:string-value="Malta"/>
          <table:table-cell office:value-type="string" office:string-value="Malta"/>
          <table:table-cell office:value-type="float" office:value="38968"/>
          <table:table-cell/>
          <table:table-cell office:value-type="string" office:string-value="35.9180,14.5244"/>
          <table:table-cell/>
          <table:table-cell office:value-type="string" office:string-value="14.5244,35.9180"/>
          <table:table-cell table:number-columns-repeated="16376"/>
        </table:table-row>
        <table:table-row>
          <table:table-cell/>
          <table:table-cell office:value-type="string" office:string-value="New York"/>
          <table:table-cell office:value-type="string" office:string-value="United States of America"/>
          <table:table-cell office:value-type="float" office:value="38859"/>
          <table:table-cell/>
          <table:table-cell office:value-type="string" office:string-value="40.6979,-73.9796"/>
          <table:table-cell/>
          <table:table-cell office:value-type="string" office:string-value="-73.9796,40.6979"/>
          <table:table-cell table:number-columns-repeated="16376"/>
        </table:table-row>
        <table:table-row>
          <table:table-cell/>
          <table:table-cell office:value-type="string" office:string-value="Montreal"/>
          <table:table-cell office:value-type="string" office:string-value="Canada"/>
          <table:table-cell office:value-type="float" office:value="37137"/>
          <table:table-cell/>
          <table:table-cell office:value-type="string" office:string-value="45.5027,-73.6554"/>
          <table:table-cell/>
          <table:table-cell office:value-type="string" office:string-value="-73.6554,45.5027"/>
          <table:table-cell table:number-columns-repeated="16376"/>
        </table:table-row>
        <table:table-row>
          <table:table-cell/>
          <table:table-cell office:value-type="string" office:string-value="Savannah"/>
          <table:table-cell office:value-type="string" office:string-value="United States of America"/>
          <table:table-cell office:value-type="float" office:value="33765"/>
          <table:table-cell/>
          <table:table-cell office:value-type="string" office:string-value="31.9996,-81.0980"/>
          <table:table-cell/>
          <table:table-cell office:value-type="string" office:string-value="-81.0980,31.9996"/>
          <table:table-cell table:number-columns-repeated="16376"/>
        </table:table-row>
        <table:table-row>
          <table:table-cell/>
          <table:table-cell office:value-type="string" office:string-value="Alexandria"/>
          <table:table-cell office:value-type="string" office:string-value="Egypt"/>
          <table:table-cell office:value-type="float" office:value="33379"/>
          <table:table-cell/>
          <table:table-cell office:value-type="string" office:string-value="31.1990,29.8944"/>
          <table:table-cell/>
          <table:table-cell office:value-type="string" office:string-value="29.8944,31.1990"/>
          <table:table-cell table:number-columns-repeated="16376"/>
        </table:table-row>
        <table:table-row>
          <table:table-cell/>
          <table:table-cell office:value-type="string" office:string-value="Gioia Tauro"/>
          <table:table-cell office:value-type="string" office:string-value="Italy"/>
          <table:table-cell office:value-type="string" office:string-value="31700"/>
          <table:table-cell/>
          <table:table-cell office:value-type="string" office:string-value="38.4271,15.9207"/>
          <table:table-cell/>
          <table:table-cell office:value-type="string" office:string-value="15.9207,38.4271"/>
          <table:table-cell table:number-columns-repeated="16376"/>
        </table:table-row>
        <table:table-row>
          <table:table-cell/>
          <table:table-cell office:value-type="string" office:string-value="Newark"/>
          <table:table-cell office:value-type="string" office:string-value="United States of America"/>
          <table:table-cell office:value-type="float" office:value="30849"/>
          <table:table-cell/>
          <table:table-cell office:value-type="string" office:string-value="40.7310,-74.1821"/>
          <table:table-cell/>
          <table:table-cell office:value-type="string" office:string-value="-74.1821,40.7310"/>
          <table:table-cell table:number-columns-repeated="16376"/>
        </table:table-row>
        <table:table-row>
          <table:table-cell/>
          <table:table-cell office:value-type="string" office:string-value="Port Kelang"/>
          <table:table-cell office:value-type="string" office:string-value="Malaysia"/>
          <table:table-cell office:value-type="float" office:value="30235"/>
          <table:table-cell/>
          <table:table-cell office:value-type="string" office:string-value="2.9410,101.3006"/>
          <table:table-cell/>
          <table:table-cell office:value-type="string" office:string-value="101.3006,2.9410"/>
          <table:table-cell table:number-columns-repeated="16376"/>
        </table:table-row>
        <table:table-row>
          <table:table-cell/>
          <table:table-cell office:value-type="string" office:string-value="Shekou"/>
          <table:table-cell office:value-type="string" office:string-value="China"/>
          <table:table-cell office:value-type="float" office:value="27373"/>
          <table:table-cell/>
          <table:table-cell office:value-type="string" office:string-value="22.4715,113.9161"/>
          <table:table-cell/>
          <table:table-cell office:value-type="string" office:string-value="113.9161,22.4715"/>
          <table:table-cell table:number-columns-repeated="16376"/>
        </table:table-row>
        <table:table-row>
          <table:table-cell/>
          <table:table-cell office:value-type="string" office:string-value="Rio de Janeiro"/>
          <table:table-cell office:value-type="string" office:string-value="Brazil"/>
          <table:table-cell office:value-type="float" office:value="26662"/>
          <table:table-cell/>
          <table:table-cell office:value-type="string" office:string-value="-22.239,-42.756"/>
          <table:table-cell/>
          <table:table-cell office:value-type="string" office:string-value="-42.756,-22.239"/>
          <table:table-cell table:number-columns-repeated="16376"/>
        </table:table-row>
        <table:table-row>
          <table:table-cell/>
          <table:table-cell office:value-type="string" office:string-value="Valencia"/>
          <table:table-cell office:value-type="string" office:string-value="Spain"/>
          <table:table-cell office:value-type="float" office:value="26095"/>
          <table:table-cell/>
          <table:table-cell office:value-type="string" office:string-value="39.4228,-0.3525"/>
          <table:table-cell/>
          <table:table-cell office:value-type="string" office:string-value="-0.3525,39.4228"/>
          <table:table-cell table:number-columns-repeated="16376"/>
        </table:table-row>
        <table:table-row>
          <table:table-cell/>
          <table:table-cell office:value-type="string" office:string-value="Khor al Fakkan"/>
          <table:table-cell office:value-type="string" office:string-value="United Arab Emirates"/>
          <table:table-cell office:value-type="float" office:value="25825"/>
          <table:table-cell/>
          <table:table-cell office:value-type="string" office:string-value="25.3584,56.3709"/>
          <table:table-cell/>
          <table:table-cell office:value-type="string" office:string-value="56.3709,25.3584"/>
          <table:table-cell table:number-columns-repeated="16376"/>
        </table:table-row>
        <table:table-row>
          <table:table-cell/>
          <table:table-cell office:value-type="string" office:string-value="Jawaharlal Neru (Nhava Sheva)"/>
          <table:table-cell office:value-type="string" office:string-value="India"/>
          <table:table-cell office:value-type="float" office:value="25071"/>
          <table:table-cell/>
          <table:table-cell office:value-type="string" office:string-value="18.9629,72.9644"/>
          <table:table-cell/>
          <table:table-cell office:value-type="string" office:string-value="72.9644,18.9629"/>
          <table:table-cell table:number-columns-repeated="16376"/>
        </table:table-row>
        <table:table-row>
          <table:table-cell/>
          <table:table-cell office:value-type="string" office:string-value="Damietta"/>
          <table:table-cell office:value-type="string" office:string-value="Egypt"/>
          <table:table-cell office:value-type="float" office:value="24867"/>
          <table:table-cell/>
          <table:table-cell office:value-type="string" office:string-value="31.41674,31.82137"/>
          <table:table-cell/>
          <table:table-cell office:value-type="string" office:string-value="31.82137,31.41674"/>
          <table:table-cell table:number-columns-repeated="16376"/>
        </table:table-row>
        <table:table-row>
          <table:table-cell/>
          <table:table-cell office:value-type="string" office:string-value="Yantian Huangdong"/>
          <table:table-cell office:value-type="string" office:string-value="China"/>
          <table:table-cell office:value-type="float" office:value="24837"/>
          <table:table-cell/>
          <table:table-cell office:value-type="string" office:string-value="22.5841,114.2830"/>
          <table:table-cell/>
          <table:table-cell office:value-type="string" office:string-value="114.2830,22.5841"/>
          <table:table-cell table:number-columns-repeated="16376"/>
        </table:table-row>
        <table:table-row>
          <table:table-cell/>
          <table:table-cell office:value-type="string" office:string-value="Kaohsiung"/>
          <table:table-cell office:value-type="string" office:string-value="Taiwan"/>
          <table:table-cell office:value-type="float" office:value="22898"/>
          <table:table-cell/>
          <table:table-cell office:value-type="string" office:string-value="22.6015,120.2893"/>
          <table:table-cell/>
          <table:table-cell office:value-type="string" office:string-value="120.2893,22.6015"/>
          <table:table-cell table:number-columns-repeated="16376"/>
        </table:table-row>
        <table:table-row>
          <table:table-cell/>
          <table:table-cell office:value-type="string" office:string-value="Qingdao"/>
          <table:table-cell office:value-type="string" office:string-value="China"/>
          <table:table-cell office:value-type="float" office:value="21943"/>
          <table:table-cell/>
          <table:table-cell office:value-type="string" office:string-value="36.0696,120.3189"/>
          <table:table-cell/>
          <table:table-cell office:value-type="string" office:string-value="120.3189,36.0696"/>
          <table:table-cell table:number-columns-repeated="16376"/>
        </table:table-row>
        <table:table-row>
          <table:table-cell/>
          <table:table-cell office:value-type="string" office:string-value="Buenos Aires"/>
          <table:table-cell office:value-type="string" office:string-value="Argentina"/>
          <table:table-cell office:value-type="float" office:value="21641"/>
          <table:table-cell/>
          <table:table-cell office:value-type="string" office:string-value="-34.61287,-58.44598"/>
          <table:table-cell/>
          <table:table-cell office:value-type="string" office:string-value="-58.44598,-34.61287"/>
          <table:table-cell table:number-columns-repeated="16376"/>
        </table:table-row>
        <table:table-row>
          <table:table-cell/>
          <table:table-cell office:value-type="string" office:string-value="Haifa"/>
          <table:table-cell office:value-type="string" office:string-value="Israel"/>
          <table:table-cell office:value-type="float" office:value="21492"/>
          <table:table-cell/>
          <table:table-cell office:value-type="string" office:string-value="32.8184,34.9885"/>
          <table:table-cell/>
          <table:table-cell office:value-type="string" office:string-value="34.9885,32.8184"/>
          <table:table-cell table:number-columns-repeated="16376"/>
        </table:table-row>
        <table:table-row>
          <table:table-cell/>
          <table:table-cell office:value-type="string" office:string-value="Livorno"/>
          <table:table-cell office:value-type="string" office:string-value="Italy"/>
          <table:table-cell office:value-type="float" office:value="21163"/>
          <table:table-cell/>
          <table:table-cell office:value-type="string" office:string-value="43.5457,10.3073"/>
          <table:table-cell/>
          <table:table-cell office:value-type="string" office:string-value="10.3073,43.5457"/>
          <table:table-cell table:number-columns-repeated="16376"/>
        </table:table-row>
        <table:table-row>
          <table:table-cell/>
          <table:table-cell office:value-type="string" office:string-value="Norfolk"/>
          <table:table-cell office:value-type="string" office:string-value="United States of America"/>
          <table:table-cell office:value-type="float" office:value="20938"/>
          <table:table-cell/>
          <table:table-cell office:value-type="string" office:string-value="37.0127,-76.1960"/>
          <table:table-cell/>
          <table:table-cell office:value-type="string" office:string-value="-76.1960,37.0127"/>
          <table:table-cell table:number-columns-repeated="16376"/>
        </table:table-row>
        <table:table-row>
          <table:table-cell/>
          <table:table-cell office:value-type="string" office:string-value="Napoli"/>
          <table:table-cell office:value-type="string" office:string-value="Italy"/>
          <table:table-cell office:value-type="float" office:value="20544"/>
          <table:table-cell/>
          <table:table-cell office:value-type="string" office:string-value="40.8529,14.2461"/>
          <table:table-cell/>
          <table:table-cell office:value-type="string" office:string-value="14.2461,40.8529"/>
          <table:table-cell table:number-columns-repeated="16376"/>
        </table:table-row>
        <table:table-row>
          <table:table-cell/>
          <table:table-cell office:value-type="string" office:string-value="Alger"/>
          <table:table-cell office:value-type="string" office:string-value="Algeria"/>
          <table:table-cell office:value-type="float" office:value="20372"/>
          <table:table-cell/>
          <table:table-cell office:value-type="string" office:string-value="36.7753,3.0601"/>
          <table:table-cell/>
          <table:table-cell office:value-type="string" office:string-value="3.0601,36.7753"/>
          <table:table-cell table:number-columns-repeated="16376"/>
        </table:table-row>
        <table:table-row>
          <table:table-cell/>
          <table:table-cell office:value-type="string" office:string-value="Houston"/>
          <table:table-cell office:value-type="string" office:string-value="United States of America"/>
          <table:table-cell office:value-type="float" office:value="19133"/>
          <table:table-cell/>
          <table:table-cell office:value-type="string" office:string-value="29.7232,-94.9171"/>
          <table:table-cell/>
          <table:table-cell office:value-type="string" office:string-value="-94.9171,29.7232"/>
          <table:table-cell table:number-columns-repeated="16376"/>
        </table:table-row>
        <table:table-row>
          <table:table-cell/>
          <table:table-cell office:value-type="string" office:string-value="Tunis"/>
          <table:table-cell office:value-type="string" office:string-value="Tunisia"/>
          <table:table-cell office:value-type="float" office:value="18812"/>
          <table:table-cell/>
          <table:table-cell office:value-type="string" office:string-value="36.80011,10.18479"/>
          <table:table-cell/>
          <table:table-cell office:value-type="string" office:string-value="10.18479,36.80011"/>
          <table:table-cell table:number-columns-repeated="16376"/>
        </table:table-row>
        <table:table-row>
          <table:table-cell/>
          <table:table-cell office:value-type="string" office:string-value="Istanbul"/>
          <table:table-cell office:value-type="string" office:string-value="Turkey"/>
          <table:table-cell office:value-type="float" office:value="18362"/>
          <table:table-cell/>
          <table:table-cell office:value-type="string" office:string-value="41.0096,28.9652"/>
          <table:table-cell/>
          <table:table-cell office:value-type="string" office:string-value="28.9652,41.0096"/>
          <table:table-cell table:number-columns-repeated="16376"/>
        </table:table-row>
        <table:table-row>
          <table:table-cell/>
          <table:table-cell office:value-type="string" office:string-value="Las Palmas"/>
          <table:table-cell office:value-type="string" office:string-value="Spain"/>
          <table:table-cell office:value-type="float" office:value="18355"/>
          <table:table-cell/>
          <table:table-cell office:value-type="string" office:string-value="28.0514,-15.4357"/>
          <table:table-cell/>
          <table:table-cell office:value-type="string" office:string-value="-15.4357,28.0514"/>
          <table:table-cell table:number-columns-repeated="16376"/>
        </table:table-row>
        <table:table-row>
          <table:table-cell/>
          <table:table-cell office:value-type="string" office:string-value="Cartagena"/>
          <table:table-cell office:value-type="string" office:string-value="Colombia"/>
          <table:table-cell office:value-type="float" office:value="17281"/>
          <table:table-cell/>
          <table:table-cell office:value-type="string" office:string-value="10.4162,-75.5180"/>
          <table:table-cell/>
          <table:table-cell office:value-type="string" office:string-value="-75.5180,10.4162"/>
          <table:table-cell table:number-columns-repeated="16376"/>
        </table:table-row>
        <table:table-row>
          <table:table-cell/>
          <table:table-cell office:value-type="string" office:string-value="Cagliari"/>
          <table:table-cell office:value-type="string" office:string-value="Italy"/>
          <table:table-cell office:value-type="float" office:value="17233"/>
          <table:table-cell/>
          <table:table-cell office:value-type="string" office:string-value="39.2204,9.0960"/>
          <table:table-cell/>
          <table:table-cell office:value-type="string" office:string-value="9.0960,39.2204"/>
          <table:table-cell table:number-columns-repeated="16376"/>
        </table:table-row>
        <table:table-row>
          <table:table-cell/>
          <table:table-cell office:value-type="string" office:string-value="Barcelona"/>
          <table:table-cell office:value-type="string" office:string-value="Spain"/>
          <table:table-cell office:value-type="string" office:string-value="17140"/>
          <table:table-cell/>
          <table:table-cell office:value-type="string" office:string-value="41.3996,2.1889"/>
          <table:table-cell/>
          <table:table-cell office:value-type="string" office:string-value="2.1889,41.3996"/>
          <table:table-cell table:number-columns-repeated="16376"/>
        </table:table-row>
        <table:table-row>
          <table:table-cell/>
          <table:table-cell office:value-type="string" office:string-value="Ashdod"/>
          <table:table-cell office:value-type="string" office:string-value="Israel"/>
          <table:table-cell office:value-type="float" office:value="15784"/>
          <table:table-cell/>
          <table:table-cell office:value-type="string" office:string-value="31.8493,34.6601"/>
          <table:table-cell/>
          <table:table-cell office:value-type="string" office:string-value="34.6601,31.8493"/>
          <table:table-cell table:number-columns-repeated="16376"/>
        </table:table-row>
        <table:table-row>
          <table:table-cell/>
          <table:table-cell office:value-type="string" office:string-value="Gemlik"/>
          <table:table-cell office:value-type="string" office:string-value="Turkey"/>
          <table:table-cell office:value-type="float" office:value="15591"/>
          <table:table-cell/>
          <table:table-cell office:value-type="string" office:string-value="40.43017,29.15707"/>
          <table:table-cell/>
          <table:table-cell office:value-type="string" office:string-value="29.15707,40.43017"/>
          <table:table-cell table:number-columns-repeated="16376"/>
        </table:table-row>
        <table:table-row>
          <table:table-cell/>
          <table:table-cell office:value-type="string" office:string-value="Tanjong Pelepas"/>
          <table:table-cell office:value-type="string" office:string-value="Malaysia"/>
          <table:table-cell office:value-type="float" office:value="14266"/>
          <table:table-cell/>
          <table:table-cell office:value-type="string" office:string-value="1.3639,103.5541"/>
          <table:table-cell/>
          <table:table-cell office:value-type="string" office:string-value="103.5541,1.3639"/>
          <table:table-cell table:number-columns-repeated="16376"/>
        </table:table-row>
        <table:table-row>
          <table:table-cell/>
          <table:table-cell office:value-type="string" office:string-value="Rades"/>
          <table:table-cell office:value-type="string" office:string-value="Tunisia"/>
          <table:table-cell office:value-type="string" office:string-value="14080"/>
          <table:table-cell/>
          <table:table-cell office:value-type="string" office:string-value="36.7924,10.2919"/>
          <table:table-cell/>
          <table:table-cell office:value-type="string" office:string-value="10.2919,36.7924"/>
          <table:table-cell table:number-columns-repeated="16376"/>
        </table:table-row>
        <table:table-row>
          <table:table-cell/>
          <table:table-cell office:value-type="string" office:string-value="Kingston"/>
          <table:table-cell office:value-type="string" office:string-value="Jamaica"/>
          <table:table-cell office:value-type="float" office:value="13572"/>
          <table:table-cell/>
          <table:table-cell office:value-type="string" office:string-value="17.9829,-76.8223"/>
          <table:table-cell/>
          <table:table-cell office:value-type="string" office:string-value="-76.8223,17.9829"/>
          <table:table-cell table:number-columns-repeated="16376"/>
        </table:table-row>
        <table:table-row>
          <table:table-cell/>
          <table:table-cell office:value-type="string" office:string-value="Tripoli"/>
          <table:table-cell office:value-type="string" office:string-value="Libya"/>
          <table:table-cell office:value-type="float" office:value="13571"/>
          <table:table-cell/>
          <table:table-cell office:value-type="string" office:string-value="32.89553,13.17879"/>
          <table:table-cell/>
          <table:table-cell office:value-type="string" office:string-value="13.17879,32.89553"/>
          <table:table-cell table:number-columns-repeated="16376"/>
        </table:table-row>
        <table:table-row>
          <table:table-cell/>
          <table:table-cell office:value-type="string" office:string-value="Xiamen"/>
          <table:table-cell office:value-type="string" office:string-value="China"/>
          <table:table-cell office:value-type="float" office:value="13449"/>
          <table:table-cell/>
          <table:table-cell office:value-type="string" office:string-value="24.5029,118.1537"/>
          <table:table-cell/>
          <table:table-cell office:value-type="string" office:string-value="118.1537,24.5029"/>
          <table:table-cell table:number-columns-repeated="16376"/>
        </table:table-row>
        <table:table-row>
          <table:table-cell/>
          <table:table-cell office:value-type="string" office:string-value="Port Everglades"/>
          <table:table-cell office:value-type="string" office:string-value="United States of America"/>
          <table:table-cell office:value-type="float" office:value="13242"/>
          <table:table-cell/>
          <table:table-cell office:value-type="string" office:string-value="26.0927,-80.1083"/>
          <table:table-cell/>
          <table:table-cell office:value-type="string" office:string-value="-80.1083,26.0927"/>
          <table:table-cell table:number-columns-repeated="16376"/>
        </table:table-row>
        <table:table-row>
          <table:table-cell/>
          <table:table-cell office:value-type="string" office:string-value="Veracruz"/>
          <table:table-cell office:value-type="string" office:string-value="Mexico"/>
          <table:table-cell office:value-type="float" office:value="13113"/>
          <table:table-cell/>
          <table:table-cell office:value-type="string" office:string-value="19.2105,-96.1242"/>
          <table:table-cell/>
          <table:table-cell office:value-type="string" office:string-value="-96.1242,19.2105"/>
          <table:table-cell table:number-columns-repeated="16376"/>
        </table:table-row>
        <table:table-row>
          <table:table-cell/>
          <table:table-cell office:value-type="string" office:string-value="Melbourne"/>
          <table:table-cell office:value-type="string" office:string-value="Australia"/>
          <table:table-cell office:value-type="float" office:value="11749"/>
          <table:table-cell/>
          <table:table-cell office:value-type="string" office:string-value="-37.8139,144.9158"/>
          <table:table-cell/>
          <table:table-cell office:value-type="string" office:string-value="144.9158,-37.8139"/>
          <table:table-cell table:number-columns-repeated="16376"/>
        </table:table-row>
        <table:table-row>
          <table:table-cell/>
          <table:table-cell office:value-type="string" office:string-value="Djibouti"/>
          <table:table-cell office:value-type="string" office:string-value="Djibouti"/>
          <table:table-cell office:value-type="float" office:value="11318"/>
          <table:table-cell/>
          <table:table-cell office:value-type="string" office:string-value="11.5970,43.1362"/>
          <table:table-cell/>
          <table:table-cell office:value-type="string" office:string-value="43.1362,11.5970"/>
          <table:table-cell table:number-columns-repeated="16376"/>
        </table:table-row>
        <table:table-row>
          <table:table-cell/>
          <table:table-cell office:value-type="string" office:string-value="Piraeus"/>
          <table:table-cell office:value-type="string" office:string-value="Greece"/>
          <table:table-cell office:value-type="float" office:value="11191"/>
          <table:table-cell/>
          <table:table-cell office:value-type="string" office:string-value="37.9442,23.6486"/>
          <table:table-cell/>
          <table:table-cell office:value-type="string" office:string-value="23.6486,37.9442"/>
          <table:table-cell table:number-columns-repeated="16376"/>
        </table:table-row>
        <table:table-row>
          <table:table-cell/>
          <table:table-cell office:value-type="string" office:string-value="Dakar"/>
          <table:table-cell office:value-type="string" office:string-value="Senegal"/>
          <table:table-cell office:value-type="float" office:value="11042"/>
          <table:table-cell/>
          <table:table-cell office:value-type="string" office:string-value="14.69300,-17.44703"/>
          <table:table-cell/>
          <table:table-cell office:value-type="string" office:string-value="-17.44703,14.69300"/>
          <table:table-cell table:number-columns-repeated="16376"/>
        </table:table-row>
        <table:table-row>
          <table:table-cell/>
          <table:table-cell office:value-type="string" office:string-value="Salerno"/>
          <table:table-cell office:value-type="string" office:string-value="Italy"/>
          <table:table-cell office:value-type="float" office:value="10379"/>
          <table:table-cell/>
          <table:table-cell office:value-type="string" office:string-value="40.6864,14.7637"/>
          <table:table-cell/>
          <table:table-cell office:value-type="string" office:string-value="14.7637,40.6864"/>
          <table:table-cell table:number-columns-repeated="16376"/>
        </table:table-row>
        <table:table-row>
          <table:table-cell/>
          <table:table-cell office:value-type="string" office:string-value="Bandar Abbas"/>
          <table:table-cell office:value-type="string" office:string-value="Iran"/>
          <table:table-cell office:value-type="float" office:value="10376"/>
          <table:table-cell/>
          <table:table-cell office:value-type="string" office:string-value="27.1762,56.2823"/>
          <table:table-cell/>
          <table:table-cell office:value-type="string" office:string-value="56.2823,27.1762"/>
          <table:table-cell table:number-columns-repeated="16376"/>
        </table:table-row>
        <table:table-row>
          <table:table-cell/>
          <table:table-cell office:value-type="string" office:string-value="Mombasa"/>
          <table:table-cell office:value-type="string" office:string-value="Kenia"/>
          <table:table-cell office:value-type="float" office:value="10368"/>
          <table:table-cell/>
          <table:table-cell office:value-type="string" office:string-value="-4.0470,39.6527"/>
          <table:table-cell/>
          <table:table-cell office:value-type="string" office:string-value="39.6527,-4.0470"/>
          <table:table-cell table:number-columns-repeated="16376"/>
        </table:table-row>
        <table:table-row>
          <table:table-cell/>
          <table:table-cell office:value-type="string" office:string-value="Tincan"/>
          <table:table-cell office:value-type="string" office:string-value="Nigeria"/>
          <table:table-cell office:value-type="float" office:value="10137"/>
          <table:table-cell/>
          <table:table-cell office:value-type="string" office:string-value="6.43433,3.34922"/>
          <table:table-cell/>
          <table:table-cell office:value-type="string" office:string-value="3.34922,6.43433"/>
          <table:table-cell table:number-columns-repeated="16376"/>
        </table:table-row>
        <table:table-row>
          <table:table-cell/>
          <table:table-cell office:value-type="string" office:string-value="Los Angeles"/>
          <table:table-cell office:value-type="string" office:string-value="United States of America"/>
          <table:table-cell office:value-type="float" office:value="10086"/>
          <table:table-cell/>
          <table:table-cell office:value-type="string" office:string-value="33.7673,-118.2113"/>
          <table:table-cell/>
          <table:table-cell office:value-type="string" office:string-value="-118.2113,33.7673"/>
          <table:table-cell table:number-columns-repeated="16376"/>
        </table:table-row>
        <table:table-row>
          <table:table-cell/>
          <table:table-cell office:value-type="string" office:string-value="Tangier Med"/>
          <table:table-cell office:value-type="string" office:string-value="Marocco"/>
          <table:table-cell office:value-type="float" office:value="9954"/>
          <table:table-cell/>
          <table:table-cell office:value-type="string" office:string-value="35.7913,-5.7878"/>
          <table:table-cell/>
          <table:table-cell office:value-type="string" office:string-value="-5.7878,35.7913"/>
          <table:table-cell table:number-columns-repeated="16376"/>
        </table:table-row>
        <table:table-row>
          <table:table-cell/>
          <table:table-cell office:value-type="string" office:string-value="Caucedo"/>
          <table:table-cell office:value-type="string" office:string-value="Dominican Republic"/>
          <table:table-cell office:value-type="float" office:value="9795"/>
          <table:table-cell/>
          <table:table-cell office:value-type="string" office:string-value="18.4355,-69.6155"/>
          <table:table-cell/>
          <table:table-cell office:value-type="string" office:string-value="-69.6155,18.4355"/>
          <table:table-cell table:number-columns-repeated="16376"/>
        </table:table-row>
        <table:table-row>
          <table:table-cell/>
          <table:table-cell office:value-type="string" office:string-value="Marseille"/>
          <table:table-cell office:value-type="string" office:string-value="France"/>
          <table:table-cell office:value-type="float" office:value="9745"/>
          <table:table-cell/>
          <table:table-cell office:value-type="string" office:string-value="43.3435,5.3560"/>
          <table:table-cell/>
          <table:table-cell office:value-type="string" office:string-value="5.3560,43.3435"/>
          <table:table-cell table:number-columns-repeated="16376"/>
        </table:table-row>
        <table:table-row>
          <table:table-cell/>
          <table:table-cell office:value-type="string" office:string-value="Port Said"/>
          <table:table-cell office:value-type="string" office:string-value="Egypt"/>
          <table:table-cell office:value-type="float" office:value="9613"/>
          <table:table-cell/>
          <table:table-cell office:value-type="string" office:string-value="31.2567,32.3192"/>
          <table:table-cell/>
          <table:table-cell office:value-type="string" office:string-value="32.3192,31.2567"/>
          <table:table-cell table:number-columns-repeated="16376"/>
        </table:table-row>
        <table:table-row table:number-rows-repeated="1048512">
          <table:table-cell table:number-columns-repeated="16376"/>
        </table:table-row>
      </table:table>
      <table:table table:name="'file:///C:/xampp/htdocs/GenoaPortStats/top61/portstat.ods'#TONS" table:style-name="ta3">
        <table:table-source xlink:href="file:///C:/xampp/htdocs/GenoaPortStats/top61/portstat.ods" table:table-name="TONS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Sabatini</meta:initial-creator>
    <dc:creator>Stefano Sabatini</dc:creator>
    <meta:creation-date>2014-01-27T14:26:56Z</meta:creation-date>
    <dc:date>2014-01-27T17:04:54Z</dc:date>
  </office:meta>
</office:document-meta>
</file>